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text/xml" manifest:full-path="Object 37/settings.xml"/>
  <manifest:file-entry manifest:media-type="text/xml" manifest:full-path="Object 37/content.xml"/>
  <manifest:file-entry manifest:media-type="application/vnd.oasis.opendocument.formula" manifest:version="1.2" manifest:full-path="Object 37/"/>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text/xml" manifest:full-path="Object 38/settings.xml"/>
  <manifest:file-entry manifest:media-type="text/xml" manifest:full-path="Object 38/content.xml"/>
  <manifest:file-entry manifest:media-type="application/vnd.oasis.opendocument.formula" manifest:version="1.2" manifest:full-path="Object 38/"/>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39/settings.xml"/>
  <manifest:file-entry manifest:media-type="text/xml" manifest:full-path="Object 39/content.xml"/>
  <manifest:file-entry manifest:media-type="application/vnd.oasis.opendocument.formula" manifest:version="1.2" manifest:full-path="Object 39/"/>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application/rdf+xml" manifest:full-path="manifest.rdf"/>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18/settings.xml"/>
  <manifest:file-entry manifest:media-type="text/xml" manifest:full-path="Object 18/content.xml"/>
  <manifest:file-entry manifest:media-type="" manifest:full-path="Object 18/Configurations2/accelerator/current.xml"/>
  <manifest:file-entry manifest:media-type="application/vnd.sun.xml.ui.configuration" manifest:full-path="Object 18/Configurations2/"/>
  <manifest:file-entry manifest:media-type="application/vnd.oasis.opendocument.formula" manifest:version="1.2" manifest:full-path="Object 18/"/>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settings.xml"/>
  <manifest:file-entry manifest:media-type="text/xml" manifest:full-path="Object 41/content.xml"/>
  <manifest:file-entry manifest:media-type="application/vnd.oasis.opendocument.formula" manifest:version="1.2" manifest:full-path="Object 41/"/>
  <manifest:file-entry manifest:media-type="text/xml" manifest:full-path="Object 42/settings.xml"/>
  <manifest:file-entry manifest:media-type="text/xml" manifest:full-path="Object 42/content.xml"/>
  <manifest:file-entry manifest:media-type="application/vnd.oasis.opendocument.formula" manifest:version="1.2" manifest:full-path="Object 42/"/>
  <manifest:file-entry manifest:media-type="" manifest:full-path="Configurations2/accelerator/current.xml"/>
  <manifest:file-entry manifest:media-type="application/vnd.sun.xml.ui.configuration" manifest:full-path="Configurations2/"/>
  <manifest:file-entry manifest:media-type="text/xml" manifest:full-path="Object 43/settings.xml"/>
  <manifest:file-entry manifest:media-type="text/xml" manifest:full-path="Object 43/content.xml"/>
  <manifest:file-entry manifest:media-type="application/vnd.oasis.opendocument.formula" manifest:version="1.2" manifest:full-path="Object 43/"/>
  <manifest:file-entry manifest:media-type="text/xml" manifest:full-path="Object 44/settings.xml"/>
  <manifest:file-entry manifest:media-type="text/xml" manifest:full-path="Object 44/content.xml"/>
  <manifest:file-entry manifest:media-type="application/vnd.oasis.opendocument.formula" manifest:version="1.2" manifest:full-path="Object 44/"/>
  <manifest:file-entry manifest:media-type="text/xml" manifest:full-path="styles.xml"/>
  <manifest:file-entry manifest:media-type="text/xml" manifest:full-path="Object 45/settings.xml"/>
  <manifest:file-entry manifest:media-type="text/xml" manifest:full-path="Object 45/content.xml"/>
  <manifest:file-entry manifest:media-type="application/vnd.oasis.opendocument.formula" manifest:version="1.2" manifest:full-path="Object 45/"/>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46/settings.xml"/>
  <manifest:file-entry manifest:media-type="text/xml" manifest:full-path="Object 46/content.xml"/>
  <manifest:file-entry manifest:media-type="application/vnd.oasis.opendocument.formula" manifest:version="1.2" manifest:full-path="Object 46/"/>
  <manifest:file-entry manifest:media-type="text/xml" manifest:full-path="Object 21/settings.xml"/>
  <manifest:file-entry manifest:media-type="text/xml" manifest:full-path="Object 21/content.xml"/>
  <manifest:file-entry manifest:media-type="application/vnd.oasis.opendocument.formula" manifest:version="1.2" manifest:full-path="Object 21/"/>
  <manifest:file-entry manifest:media-type="text/xml" manifest:full-path="Object 47/settings.xml"/>
  <manifest:file-entry manifest:media-type="text/xml" manifest:full-path="Object 47/content.xml"/>
  <manifest:file-entry manifest:media-type="application/vnd.oasis.opendocument.formula" manifest:version="1.2" manifest:full-path="Object 47/"/>
  <manifest:file-entry manifest:media-type="text/xml" manifest:full-path="Object 22/settings.xml"/>
  <manifest:file-entry manifest:media-type="text/xml" manifest:full-path="Object 22/content.xml"/>
  <manifest:file-entry manifest:media-type="" manifest:full-path="Object 22/Configurations2/accelerator/current.xml"/>
  <manifest:file-entry manifest:media-type="application/vnd.sun.xml.ui.configuration" manifest:full-path="Object 22/Configurations2/"/>
  <manifest:file-entry manifest:media-type="application/vnd.oasis.opendocument.formula" manifest:version="1.2" manifest:full-path="Object 22/"/>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text/xml" manifest:full-path="Object 24/settings.xml"/>
  <manifest:file-entry manifest:media-type="text/xml" manifest:full-path="Object 24/content.xml"/>
  <manifest:file-entry manifest:media-type="application/vnd.oasis.opendocument.formula" manifest:version="1.2" manifest:full-path="Object 24/"/>
  <manifest:file-entry manifest:media-type="application/binary" manifest:full-path="layout-cache"/>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text/xml" manifest:full-path="Object 26/settings.xml"/>
  <manifest:file-entry manifest:media-type="text/xml" manifest:full-path="Object 26/content.xml"/>
  <manifest:file-entry manifest:media-type="" manifest:full-path="Object 26/Configurations2/accelerator/current.xml"/>
  <manifest:file-entry manifest:media-type="application/vnd.sun.xml.ui.configuration" manifest:full-path="Object 26/Configurations2/"/>
  <manifest:file-entry manifest:media-type="application/vnd.oasis.opendocument.formula" manifest:version="1.2" manifest:full-path="Object 26/"/>
  <manifest:file-entry manifest:media-type="text/xml" manifest:full-path="Object 27/settings.xml"/>
  <manifest:file-entry manifest:media-type="text/xml" manifest:full-path="Object 27/content.xml"/>
  <manifest:file-entry manifest:media-type="application/vnd.oasis.opendocument.formula" manifest:version="1.2" manifest:full-path="Object 27/"/>
  <manifest:file-entry manifest:media-type="text/xml" manifest:full-path="Object 28/settings.xml"/>
  <manifest:file-entry manifest:media-type="text/xml" manifest:full-path="Object 28/content.xml"/>
  <manifest:file-entry manifest:media-type="application/vnd.oasis.opendocument.formula" manifest:version="1.2" manifest:full-path="Object 28/"/>
  <manifest:file-entry manifest:media-type="text/xml" manifest:full-path="Object 29/settings.xml"/>
  <manifest:file-entry manifest:media-type="text/xml" manifest:full-path="Object 29/content.xml"/>
  <manifest:file-entry manifest:media-type="application/vnd.oasis.opendocument.formula" manifest:version="1.2" manifest:full-path="Object 29/"/>
  <manifest:file-entry manifest:media-type=""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meta.xml"/>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content.xml"/>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settings.xml"/>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31/settings.xml"/>
  <manifest:file-entry manifest:media-type="text/xml" manifest:full-path="Object 31/content.xml"/>
  <manifest:file-entry manifest:media-type="application/vnd.oasis.opendocument.formula" manifest:version="1.2" manifest:full-path="Object 31/"/>
  <manifest:file-entry manifest:media-type="text/xml" manifest:full-path="Object 32/settings.xml"/>
  <manifest:file-entry manifest:media-type="text/xml" manifest:full-path="Object 32/content.xml"/>
  <manifest:file-entry manifest:media-type="application/vnd.oasis.opendocument.formula" manifest:version="1.2" manifest:full-path="Object 3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3" svg:font-family="'Times New Roman'"/>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2972in" table:align="left"/>
    </style:style>
    <style:style style:name="Table2.A" style:family="table-column">
      <style:table-column-properties style:column-width="0.7861in"/>
    </style:style>
    <style:style style:name="Table2.B" style:family="table-column">
      <style:table-column-properties style:column-width="5.511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text-align="justify" style:justify-single-word="false" fo:text-indent="0.5937in" style:auto-text-indent="false">
        <style:tab-stops>
          <style:tab-stop style:position="0.8752in"/>
        </style:tab-stops>
      </style:paragraph-properties>
      <style:text-properties fo:color="#000000" fo:font-size="14pt" style:font-size-asian="14pt" style:font-size-complex="14pt"/>
    </style:style>
    <style:style style:name="P2" style:family="paragraph" style:parent-style-name="Text_20_body">
      <style:paragraph-properties fo:text-align="justify" style:justify-single-word="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3" style:family="paragraph" style:parent-style-name="Text_20_body" style:list-style-name="L1">
      <style:paragraph-properties fo:text-align="justify" style:justify-single-word="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4" style:family="paragraph" style:parent-style-name="Text_20_body">
      <style:paragraph-properties fo:text-align="justify" style:justify-single-word="false"/>
      <style:text-properties fo:font-variant="normal" fo:text-transform="none" fo:color="#000000" style:font-name="Times New Roman" fo:font-size="14pt" fo:letter-spacing="normal" fo:font-style="normal" fo:font-weight="normal" style:font-size-asian="14pt" style:font-size-complex="14pt"/>
    </style:style>
    <style:style style:name="P5" style:family="paragraph" style:parent-style-name="Text_20_body">
      <style:paragraph-properties fo:text-align="justify" style:justify-single-word="false"/>
      <style:text-properties fo:font-variant="normal" fo:text-transform="none" fo:color="#000000" style:font-name="Times New Roman" fo:font-size="14pt" fo:letter-spacing="normal" fo:font-style="normal" fo:font-weight="normal" style:font-name-asian="Droid Sans Mono" style:font-size-asian="12.25pt" style:font-style-asian="normal" style:font-weight-asian="normal" style:font-name-complex="Droid Sans Mono" style:font-size-complex="14pt" style:font-style-complex="normal" style:font-weight-complex="normal"/>
    </style:style>
    <style:style style:name="P6" style:family="paragraph" style:parent-style-name="Text_20_body">
      <style:paragraph-properties fo:text-align="justify" style:justify-single-word="false"/>
      <style:text-properties fo:font-variant="normal" fo:text-transform="none" fo:color="#000000" style:font-name="Times New Roman" fo:font-size="14pt" fo:letter-spacing="normal" fo:font-style="normal" fo:font-weight="normal" style:font-size-asian="12.25pt" style:font-weight-asian="normal" style:font-size-complex="14pt" style:font-weight-complex="normal"/>
    </style:style>
    <style:style style:name="P7" style:family="paragraph" style:parent-style-name="Text_20_body">
      <style:paragraph-properties fo:text-align="justify" style:justify-single-word="false"/>
      <style:text-properties fo:font-variant="normal" fo:text-transform="none" fo:color="#000000" style:font-name="Times New Roman" fo:font-size="14pt" fo:letter-spacing="normal" fo:font-style="normal" style:font-size-asian="12.25pt" style:font-size-complex="14pt"/>
    </style:style>
    <style:style style:name="P8" style:family="paragraph" style:parent-style-name="Text_20_body">
      <style:paragraph-properties fo:text-align="justify" style:justify-single-word="false"/>
      <style:text-properties fo:font-variant="normal" fo:text-transform="none" fo:color="#000000" style:font-name="Times New Roman" fo:font-size="14pt" fo:letter-spacing="normal" fo:font-weight="normal" style:font-size-asian="14pt" style:font-size-complex="14pt"/>
    </style:style>
    <style:style style:name="P9" style:family="paragraph" style:parent-style-name="Text_20_body">
      <style:paragraph-properties fo:text-align="justify" style:justify-single-word="false"/>
      <style:text-properties fo:font-variant="normal" fo:text-transform="none" fo:color="#000000" style:font-name="Times New Roman3" fo:font-size="14pt" fo:letter-spacing="normal" fo:font-style="normal" fo:font-weight="normal" style:font-size-asian="14pt" style:font-weight-asian="normal" style:font-size-complex="14pt" style:font-weight-complex="normal"/>
    </style:style>
    <style:style style:name="P10" style:family="paragraph" style:parent-style-name="Text_20_body">
      <style:paragraph-properties fo:text-align="justify" style:justify-single-word="false"/>
      <style:text-properties fo:font-variant="normal" fo:text-transform="none" fo:color="#000000" style:font-name="Times New Roman3"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Text_20_body">
      <style:paragraph-properties fo:text-align="justify" style:justify-single-word="false"/>
      <style:text-properties fo:font-variant="normal" fo:text-transform="none" fo:color="#000000" style:font-name="Times New Roman3" fo:font-size="14pt" fo:letter-spacing="normal" fo:font-style="normal" fo:font-weight="bold" style:font-size-asian="14pt" style:font-weight-asian="bold" style:font-size-complex="14pt" style:font-weight-complex="bold"/>
    </style:style>
    <style:style style:name="P12" style:family="paragraph" style:parent-style-name="Text_20_body">
      <style:paragraph-properties fo:text-align="justify" style:justify-single-word="false"/>
      <style:text-properties fo:font-variant="normal" fo:text-transform="none" fo:color="#000000" style:font-name="Times New Roman3" fo:letter-spacing="normal" fo:font-style="normal" fo:font-weight="normal"/>
    </style:style>
    <style:style style:name="P13" style:family="paragraph" style:parent-style-name="Text_20_body">
      <style:paragraph-properties fo:text-align="justify" style:justify-single-word="false"/>
      <style:text-properties fo:font-variant="normal" fo:text-transform="none" fo:color="#000000" style:text-line-through-style="none" style:font-name="Times New Roman" fo:font-size="14pt" fo:letter-spacing="normal" fo:font-style="normal" style:text-underline-style="none" fo:font-weight="normal" style:text-blinking="false" fo:background-color="#ffffff" style:font-size-asian="14pt" style:font-size-complex="14pt"/>
    </style:style>
    <style:style style:name="P14" style:family="paragraph" style:parent-style-name="Text_20_body">
      <style:paragraph-properties fo:text-align="justify" style:justify-single-word="false"/>
      <style:text-properties fo:color="#000000"/>
    </style:style>
    <style:style style:name="P15" style:family="paragraph" style:parent-style-name="Text_20_body">
      <style:paragraph-properties fo:margin-left="0in" fo:margin-right="0in" fo:text-align="justify" style:justify-single-word="false" fo:text-indent="0.5937in" style:auto-text-indent="false">
        <style:tab-stops>
          <style:tab-stop style:position="0.8752in"/>
        </style:tab-stops>
      </style:paragraph-properties>
      <style:text-properties fo:color="#000000" fo:font-size="14pt" style:font-size-asian="14pt" style:font-size-complex="14pt"/>
    </style:style>
    <style:style style:name="P16" style:family="paragraph" style:parent-style-name="Text_20_body">
      <style:paragraph-properties fo:margin-left="0in" fo:margin-right="0in" fo:text-align="justify" style:justify-single-word="false" fo:text-indent="0.5937in" style:auto-text-indent="false">
        <style:tab-stops>
          <style:tab-stop style:position="0.8752in"/>
        </style:tab-stops>
      </style:paragraph-properties>
      <style:text-properties fo:color="#000000"/>
    </style:style>
    <style:style style:name="P17" style:family="paragraph" style:parent-style-name="Text_20_body" style:list-style-name="L2">
      <style:paragraph-properties fo:margin-left="0in" fo:margin-right="0in" fo:text-align="justify" style:justify-single-word="false" fo:text-indent="0.5937in" style:auto-text-indent="false">
        <style:tab-stops>
          <style:tab-stop style:position="0.8752in"/>
        </style:tab-stops>
      </style:paragraph-properties>
      <style:text-properties fo:color="#000000"/>
    </style:style>
    <style:style style:name="P18"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Times New Roman" fo:font-size="14pt" fo:letter-spacing="normal" fo:font-style="normal" fo:font-weight="normal" style:font-size-asian="12.25pt" style:font-size-complex="14pt"/>
    </style:style>
    <style:style style:name="P19" style:family="paragraph" style:parent-style-name="Text_20_body">
      <style:paragraph-properties fo:margin-left="0in" fo:margin-right="0in" fo:text-align="justify" style:justify-single-word="false" fo:text-indent="0in" style:auto-text-indent="false">
        <style:tab-stops>
          <style:tab-stop style:position="0.8752in"/>
        </style:tab-stops>
      </style:paragraph-properties>
      <style:text-properties fo:color="#000000" fo:font-size="14pt" style:font-size-asian="10.5pt"/>
    </style:style>
    <style:style style:name="P20" style:family="paragraph" style:parent-style-name="Text_20_body">
      <style:paragraph-properties fo:margin-left="0in" fo:margin-right="0in" fo:text-align="justify" style:justify-single-word="false" fo:text-indent="0in" style:auto-text-indent="false">
        <style:tab-stops>
          <style:tab-stop style:position="0.8752in"/>
        </style:tab-stops>
      </style:paragraph-properties>
      <style:text-properties fo:color="#000000" fo:font-size="14pt" style:font-size-asian="14pt" style:font-size-complex="14pt"/>
    </style:style>
    <style:style style:name="P21" style:family="paragraph" style:parent-style-name="Text_20_body">
      <style:paragraph-properties fo:margin-left="0in" fo:margin-right="0in" fo:text-align="justify" style:justify-single-word="false" fo:text-indent="-0.0102in" style:auto-text-indent="false">
        <style:tab-stops>
          <style:tab-stop style:position="0.0102in"/>
        </style:tab-stops>
      </style:paragraph-properties>
      <style:text-properties fo:color="#000000"/>
    </style:style>
    <style:style style:name="P22" style:family="paragraph" style:parent-style-name="Text_20_body">
      <style:paragraph-properties fo:margin-left="0in" fo:margin-right="0in" fo:text-align="justify" style:justify-single-word="false" fo:text-indent="0.6043in" style:auto-text-indent="false">
        <style:tab-stops>
          <style:tab-stop style:position="0.0102in"/>
        </style:tab-stops>
      </style:paragraph-properties>
      <style:text-properties fo:font-variant="normal" fo:text-transform="none" fo:color="#000000" style:font-name="Times New Roman" fo:font-size="14pt" fo:letter-spacing="normal" fo:font-style="normal" fo:font-weight="normal" style:font-size-asian="12.25pt" style:font-size-complex="14pt"/>
    </style:style>
    <style:style style:name="P23" style:family="paragraph" style:parent-style-name="Text_20_body">
      <style:paragraph-properties fo:margin-left="0in" fo:margin-right="0in" fo:text-align="justify" style:justify-single-word="false" fo:text-indent="0.6043in" style:auto-text-indent="false">
        <style:tab-stops>
          <style:tab-stop style:position="0.0102in"/>
        </style:tab-stops>
      </style:paragraph-properties>
      <style:text-properties fo:color="#000000"/>
    </style:style>
    <style:style style:name="P24" style:family="paragraph" style:parent-style-name="Text_20_body">
      <style:paragraph-properties fo:margin-left="0in" fo:margin-right="0in" fo:text-align="justify" style:justify-single-word="false" fo:text-indent="0.2654in" style:auto-text-indent="false">
        <style:tab-stops>
          <style:tab-stop style:position="0.8752in"/>
        </style:tab-stops>
      </style:paragraph-properties>
      <style:text-properties fo:color="#000000" fo:font-size="14pt" style:font-size-asian="14pt" style:font-size-complex="14pt"/>
    </style:style>
    <style:style style:name="P25" style:family="paragraph" style:parent-style-name="Heading_20_2">
      <style:paragraph-properties fo:text-align="center" style:justify-single-word="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26" style:family="paragraph" style:parent-style-name="Heading_20_2">
      <style:paragraph-properties fo:text-align="center" style:justify-single-word="false"/>
      <style:text-properties fo:font-variant="normal" fo:text-transform="none" fo:color="#000000" style:font-name="Times New Roman" fo:font-size="14pt" fo:letter-spacing="normal" fo:font-style="normal" fo:font-weight="bold" style:font-size-asian="12.25pt" style:font-weight-asian="bold" style:font-size-complex="14pt" style:font-weight-complex="bold"/>
    </style:style>
    <style:style style:name="P27" style:family="paragraph" style:parent-style-name="Heading_20_2">
      <style:paragraph-properties fo:text-align="center" style:justify-single-word="false"/>
      <style:text-properties fo:color="#000000"/>
    </style:style>
    <style:style style:name="P28" style:family="paragraph" style:parent-style-name="Heading_20_1">
      <style:paragraph-properties fo:text-align="center" style:justify-single-word="false"/>
      <style:text-properties fo:color="#000000"/>
    </style:style>
    <style:style style:name="P29" style:family="paragraph" style:parent-style-name="Heading_20_1">
      <style:paragraph-properties fo:break-before="page"/>
    </style:style>
    <style:style style:name="P30" style:family="paragraph" style:parent-style-name="Heading_20_3">
      <style:text-properties fo:color="#000000"/>
    </style:style>
    <style:style style:name="P31" style:family="paragraph" style:parent-style-name="Heading_20_3">
      <style:paragraph-properties fo:text-align="center" style:justify-single-word="false"/>
      <style:text-properties fo:color="#000000"/>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variant="normal" fo:text-transform="none" style:font-name="Times New Roman" fo:font-size="14pt" fo:letter-spacing="normal" fo:font-style="normal" fo:font-weight="normal" style:font-size-asian="14pt" style:font-size-complex="14pt"/>
    </style:style>
    <style:style style:name="T4" style:family="text">
      <style:text-properties fo:font-variant="normal" fo:text-transform="none" style:font-name="Times New Roman" fo:font-size="14pt" fo:letter-spacing="normal" fo:font-style="normal" fo:font-weight="normal" style:font-size-asian="12.25pt" style:font-size-complex="14pt"/>
    </style:style>
    <style:style style:name="T5" style:family="text">
      <style:text-properties fo:font-variant="normal" fo:text-transform="none" style:font-name="Times New Roman" fo:font-size="14pt" fo:letter-spacing="normal" fo:font-style="normal" fo:font-weight="bold" style:font-size-asian="12.25pt" style:font-weight-asian="bold" style:font-size-complex="14pt" style:font-weight-complex="bold"/>
    </style:style>
    <style:style style:name="T6" style:family="text">
      <style:text-properties fo:font-variant="normal" fo:text-transform="none" style:font-name="Times New Roman" fo:font-size="14pt" fo:letter-spacing="normal" fo:font-style="normal" style:font-size-asian="12.25pt" style:font-size-complex="14pt"/>
    </style:style>
    <style:style style:name="T7" style:family="text">
      <style:text-properties fo:font-variant="normal" fo:text-transform="none" style:font-name="Times New Roman" fo:font-size="14pt" fo:letter-spacing="normal" fo:language="en" fo:country="none" fo:font-style="normal" fo:font-weight="bold" style:font-size-asian="14pt" style:font-style-asian="normal" style:font-size-complex="14pt" style:font-style-complex="normal"/>
    </style:style>
    <style:style style:name="T8" style:family="text">
      <style:text-properties fo:font-variant="normal" fo:text-transform="none" style:font-name="Times New Roman" fo:font-size="14pt" fo:letter-spacing="normal" fo:language="en" fo:country="none" fo:font-style="normal" fo:font-weight="normal" style:font-size-asian="14pt" style:font-style-asian="normal" style:font-size-complex="14pt" style:font-style-complex="normal"/>
    </style:style>
    <style:style style:name="T9" style:family="text">
      <style:text-properties fo:font-variant="normal" fo:text-transform="none" style:font-name="Times New Roman" fo:font-size="14pt" fo:letter-spacing="normal" fo:font-weight="bold" style:font-size-asian="14pt" style:font-size-complex="14pt"/>
    </style:style>
    <style:style style:name="T10" style:family="text">
      <style:text-properties fo:font-variant="normal" fo:text-transform="none" style:font-name="Times New Roman" fo:font-size="14pt" fo:letter-spacing="normal" fo:font-weight="bold" style:font-size-asian="14pt" style:font-weight-asian="bold" style:font-size-complex="14pt" style:font-weight-complex="bold"/>
    </style:style>
    <style:style style:name="T11" style:family="text">
      <style:text-properties fo:font-variant="normal" fo:text-transform="none" style:font-name="Times New Roman" fo:font-size="14pt" fo:letter-spacing="normal" fo:font-weight="normal" style:font-size-asian="14pt" style:font-size-complex="14pt"/>
    </style:style>
    <style:style style:name="T12" style:family="text">
      <style:text-properties fo:font-variant="normal" fo:text-transform="none" style:font-name="Times New Roman" fo:letter-spacing="normal" fo:font-style="normal" fo:font-weight="normal"/>
    </style:style>
    <style:style style:name="T13" style:family="text">
      <style:text-properties fo:font-variant="normal" fo:text-transform="none" style:text-line-through-style="none" style:font-name="Times New Roman" fo:font-size="14pt" fo:letter-spacing="normal" fo:font-style="normal" style:text-underline-style="none" fo:font-weight="normal" style:text-blinking="false" style:font-size-asian="14pt" style:font-style-asian="normal" style:font-size-complex="14pt" style:font-style-complex="normal"/>
    </style:style>
    <style:style style:name="T14" style:family="text">
      <style:text-properties fo:font-variant="normal" fo:text-transform="none" style:text-line-through-style="none" style:font-name="Times New Roman" fo:font-size="14pt" fo:letter-spacing="normal" fo:font-style="normal" style:text-underline-style="none" fo:font-weight="normal" style:text-blinking="false" fo:background-color="#ffffff" style:font-size-asian="14pt" style:font-size-complex="14pt"/>
    </style:style>
    <style:style style:name="T15" style:family="text">
      <style:text-properties fo:font-variant="normal" fo:text-transform="none" style:text-line-through-style="none" style:font-name="Times New Roman" fo:font-size="14pt" fo:letter-spacing="normal" fo:font-style="italic" style:text-underline-style="none" fo:font-weight="normal" style:text-blinking="false" style:font-size-asian="14pt" style:font-style-asian="italic" style:font-size-complex="14pt" style:font-style-complex="italic"/>
    </style:style>
    <style:style style:name="T16" style:family="text">
      <style:text-properties fo:font-variant="normal" fo:text-transform="none" style:font-name="Times New Roman3" fo:letter-spacing="normal" fo:font-style="normal" fo:font-weight="normal"/>
    </style:style>
    <style:style style:name="T17" style:family="text">
      <style:text-properties fo:font-variant="normal" fo:text-transform="none" style:font-name="Times New Roman3" fo:letter-spacing="normal" fo:font-style="normal" fo:font-weight="normal" style:font-style-asian="normal" style:font-style-complex="normal"/>
    </style:style>
    <style:style style:name="T18" style:family="text">
      <style:text-properties fo:font-variant="normal" fo:text-transform="none" style:font-name="Times New Roman3" fo:letter-spacing="normal" fo:font-style="italic" fo:font-weight="normal"/>
    </style:style>
    <style:style style:name="T19" style:family="text">
      <style:text-properties fo:font-variant="normal" fo:text-transform="none" style:font-name="Times New Roman3" fo:letter-spacing="normal" fo:font-style="italic" fo:font-weight="normal"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italic"/>
    </style:style>
    <style:style style:name="T23" style:family="text">
      <style:text-properties fo:font-style="italic" style:font-style-asian="italic" style:font-style-complex="italic"/>
    </style:style>
    <style:style style:name="T24" style:family="text">
      <style:text-properties style:font-style-asian="normal" style:font-style-complex="normal"/>
    </style:style>
    <style:style style:name="T25" style:family="text">
      <style:text-properties style:font-name="Times New Roman" style:font-size-asian="12.25pt"/>
    </style:style>
    <style:style style:name="T26" style:family="text">
      <style:text-properties fo:font-weight="normal" style:font-style-asian="normal" style:font-weight-asian="normal" style:font-style-complex="normal" style:font-weight-complex="normal"/>
    </style:style>
    <style:style style:name="fr1" style:family="graphic" style:parent-style-name="Formula">
      <style:graphic-properties style:vertical-pos="from-top" style:horizontal-pos="from-left" style:horizontal-rel="paragraph"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style:horizontal-pos="from-left" style:horizontal-rel="page" draw:ole-draw-aspect="1"/>
    </style:style>
    <style:style style:name="fr4"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Введение </text:h>
      <text:p text:style-name="P14"><text:span text:style-name="T1">Классифицирование документов</text:span>— процесс упорядочения или распределения документов по классам с целью отражения отношений меж­ду ними и составления классификационной схемы.</text:p>
      <text:p text:style-name="P14"><text:span text:style-name="T1">Классификация документов</text:span>— это система их соподчинения, ис­пользуемая как средство установления связей между классами документов, а также для ориентировки в их многообразии. Структура классификации обычно представляется в виде таблицы или схемы.</text:p>
      <text:p text:style-name="P14">Классификация является одним из методов познания. Без нее невоз­можно изучить многообразие существующих видов документов, система­тизировать их, установить различия между видами документов, выделяе­мых по различным признакам. Правильно составленная комплексная клас­сификация отражает закономерности развития документов, раскрывает свя­зи между ними, помогает сориентироваться в любом их множестве, служит основой для их упорядочения в документных системах. Она имеет важное значение для теории документоведения и практической документно-комму­никационной деятельности.</text:p>
      <text:p text:style-name="P2">В данной работе в качестве объекта исследования была выбрана УДК. Основной задачей является рассмотрение возможности применения методов машинного обучения для автоматической классификации текста в системе УДК. </text:p>
      <text:p text:style-name="P2"/>
      <text:p text:style-name="P2">Цели и задачи:</text:p>
      <text:list xml:id="list1240049504" text:style-name="L1">
        <text:list-item>
          <text:p text:style-name="P3">Проверить возможность применения методов машинного обучения для классификации текста в системе УДК.</text:p>
        </text:list-item>
        <text:list-item>
          <text:p text:style-name="P3">Разработать эффективный подход.</text:p>
        </text:list-item>
      </text:list>
      <text:p text:style-name="P14"/>
      <text:p text:style-name="P14"/>
      <text:p text:style-name="P14"/>
      <text:p text:style-name="P14"/>
      <text:h text:style-name="P28" text:outline-level="1"><text:soft-page-break/>Глава 1. Описание задачи</text:h>
      <text:h text:style-name="P25" text:outline-level="2">1.1 Постановка задачи классификации</text:h>
      <text:p text:style-name="P14"><text:span text:style-name="T3">Имеется множество описаний </text:span><text:span text:style-name="T13">объектов </text:span><text:span text:style-name="T15">X</text:span><text:span text:style-name="T13">, </text:span><text:span text:style-name="T15">Y — </text:span><text:span text:style-name="T13">множество номеров или наименований классов. Помимо этого существует неизвестная целевая функция</text:span><text:span text:style-name="T13"><draw:frame draw:style-name="fr1" draw:name="Object3" text:anchor-type="as-char" svg:y="-0.1728in" svg:width="0.8028in" svg:height="0.2154in" draw:z-index="2"><draw:object xlink:href="./Object 3" xlink:type="simple" xlink:show="embed" xlink:actuate="onLoad"/><draw:image xlink:href="./ObjectReplacements/Object 3" xlink:type="simple" xlink:show="embed" xlink:actuate="onLoad"/></draw:frame></text:span><text:span text:style-name="T13">Задано конечное множество описаний объектов </text:span><text:span text:style-name="T13"><draw:frame draw:style-name="fr2" draw:name="Object4" text:anchor-type="as-char" svg:y="-0.2016in" svg:width="0.3756in" svg:height="0.2429in" draw:z-index="3"><draw:object xlink:href="./Object 4" xlink:type="simple" xlink:show="embed" xlink:actuate="onLoad"/><draw:image xlink:href="./ObjectReplacements/Object 4" xlink:type="simple" xlink:show="embed" xlink:actuate="onLoad"/></draw:frame></text:span><text:span text:style-name="T13">для которых известно значение функции </text:span><text:span text:style-name="T15">y</text:span><text:span text:style-name="T13">, называемое обучающей выбор­кой.</text:span><text:span text:style-name="T15"> </text:span><text:span text:style-name="T13">Требуется построить максимально близкое к </text:span><text:span text:style-name="T15">y</text:span><text:span text:style-name="T13"> отображение </text:span><text:span text:style-name="T13"><draw:frame draw:style-name="fr2" draw:name="Object5" text:anchor-type="as-char" svg:y="-0.1728in" svg:width="0.8508in" svg:height="0.2154in" draw:z-index="4"><draw:object xlink:href="./Object 5" xlink:type="simple" xlink:show="embed" xlink:actuate="onLoad"/><draw:image xlink:href="./ObjectReplacements/Object 5" xlink:type="simple" xlink:show="embed" xlink:actuate="onLoad"/></draw:frame></text:span><text:span text:style-name="T13">способное классифицировать любой объект </text:span><text:span text:style-name="T13"><draw:frame draw:style-name="fr2" draw:name="Object6" text:anchor-type="as-char" svg:y="-0.1728in" svg:width="0.5311in" svg:height="0.2154in" draw:z-index="5"><draw:object xlink:href="./Object 6" xlink:type="simple" xlink:show="embed" xlink:actuate="onLoad"/><draw:image xlink:href="./ObjectReplacements/Object 6" xlink:type="simple" xlink:show="embed" xlink:actuate="onLoad"/></draw:frame></text:span></text:p>
      <text:p text:style-name="P14">В задаче классификации документов <text:span text:style-name="T23">X </text:span><text:span text:style-name="T20">— множество описаний до­кументов, </text:span><text:span text:style-name="T23">Y</text:span><text:span text:style-name="T20"> — множество категорий.</text:span></text:p>
      <text:h text:style-name="P27" text:outline-level="2">1.2 Языковая модель</text:h>
      <text:p text:style-name="P14">Первый этап в решении задачи классификации — выявление инфор­мативных признаков, на основе которых можно получить математическое описание объекта. В качестве языковой модели были выбраны униграммы и биграммы. </text:p>
      <text:p text:style-name="P14">Под униграммой подразумевается частотный вектор. Каждому слову сопоставляется значение, зависящее от частоты его появления в документе и частоты появления этого слова в других документах. Биграмма представ­ляет из себя набор словосочетаний. Такая модель уже учитывает контекст в котором то или иное слово употребляется.</text:p>
      <text:p text:style-name="P14">Несмотря на различия в подходе к подсчёту коэффициентов для этих моделей, общим остаётся требование к предварительной обработке текста. Слова в документе используются в разных формах: меняется окон­чание, суффиксы, склонения и проч. Если это не учитывать, то точность представления данных может заметно упасть, кроме того, словарь исполь­зуемых слов разрастётся в разы, что также негативно скажется на решении задачи. Для того, чтобы избежать подобных проблем применяются алго­ритмы стемматизации.</text:p>
      <text:p text:style-name="P14">Стемминг — <text:span text:style-name="T3">это процесс нахождения </text:span><text:span text:style-name="T14">основы слова </text:span><text:span text:style-name="T3">для заданного исходного слова. Здесь под основой понимается не только и не столько ко­</text:span><text:soft-page-break/><text:span text:style-name="T3">рень слова, сколько общая часть. Алгоритмы стемматизации представляют собой давнюю проблему в области </text:span><text:span text:style-name="T14">компьютерных наук и часто ис­пользуются в поисковых системах. </text:span></text:p>
      <text:p text:style-name="P13">В качестве метода нахождения основы слова может выступать со­ставление морфологических словарей, но возникает проблема их постоян­ной поддержки в актуальном состоянии. Однако существуют решения, поз­воляющее более гибко обрабатывать текст.</text:p>
      <text:p text:style-name="P13">В 1980 году Мартином Портетом был опубликован алгоритм стем­минга для английского языка. Позже Мартином был создан проект «Snowball», в котором на основе первоначальных идей были созданы стем­меры в том числе и для русского языка. </text:p>
      <text:p text:style-name="P13">Алгоритм активно использует особенности языка: в нём реализова­ны основанные на особенностях конкретного языка наборы правил, после­довательно отсекающие окончания и суффиксы. </text:p>
      <text:p text:style-name="P14">Ещё одной из проблем является наличие так называемых стоп-слов или шумовых слов. Это различные предлоги, союзы, частицы, междометия, которые не несут никакой смысловой нагрузке при данном виде анализа. Для исключения из рассмотрения этих слов традиционно используются словари. Такими словарями обладают все поисковые системы, для того, чтобы не производить лишние ненужные вычисления при индексации. В среднем подобный список насчитывает 200 шумовых слов, однако часто под конкретные нужды его расширяют. </text:p>
      <text:h text:style-name="P31" text:outline-level="3">1.2.1 Определение весовых коэффициентов униграмм</text:h>
      <text:p text:style-name="P14">Рассмотрим функцию, определяющую вес слова в униграмме. Для этого применяется статистическая мера <text:span text:style-name="T21">TF-IDF</text:span> (<text:span text:style-name="T7">TF</text:span><text:span text:style-name="T8">— term frequency, </text:span><text:span text:style-name="T7">IDF </text:span><text:span text:style-name="T8">— inverse document frequency</text:span>). Вес любого слова в мере <text:span text:style-name="T2">TF-IDF</text:span> прямо пропорционален количеству употребления этого слова в документе и обратно пропорционален частоте употребления этого слова в других доку­ментах. </text:p>
      <text:p text:style-name="P14"><text:span text:style-name="T2">TF</text:span> — это относительная частота употребления слова, то есть <text:s/>отно­шение числа вхождений конкретного слова в документе к числу слов в до­<text:soft-page-break/>кументе. </text:p>
      <text:p text:style-name="P14"><text:span text:style-name="T2">IDF</text:span> — это обратная частота документа. То есть инверсия частоты, с которой конкретное слово встречается в документах коллекции. Учёт этого параметра позволяет понизить вес общеупотребимых слов. </text:p>
      <text:p text:style-name="P14"><draw:frame draw:style-name="fr2" draw:name="Object1" text:anchor-type="as-char" svg:y="-0.2945in" svg:width="1.5654in" svg:height="0.498in" draw:z-index="16"><draw:object xlink:href="./Object 1" xlink:type="simple" xlink:show="embed" xlink:actuate="onLoad"/><draw:image xlink:href="./ObjectReplacements/Object 1" xlink:type="simple" xlink:show="embed" xlink:actuate="onLoad"/></draw:frame>, <text:span text:style-name="T4">где</text:span></text:p>
      <text:p text:style-name="P18"><text:s/>|D| <text:s/>— число документов в коллекции,</text:p>
      <text:p text:style-name="P21"><text:span text:style-name="T4"><draw:frame draw:style-name="fr3" draw:name="Object2" text:anchor-type="as-char" svg:y="-0.1728in" svg:width="0.6335in" svg:height="0.2445in" draw:z-index="0"><draw:object xlink:href="./Object 2" xlink:type="simple" xlink:show="embed" xlink:actuate="onLoad"/><draw:image xlink:href="./ObjectReplacements/Object 2" xlink:type="simple" xlink:show="embed" xlink:actuate="onLoad"/></draw:frame></text:span><text:span text:style-name="T4"> — число документов, к которых встречается слово </text:span><text:span text:style-name="T4"><draw:frame draw:style-name="fr2" draw:name="Object7" text:anchor-type="as-char" svg:y="-0.1728in" svg:width="0.2543in" svg:height="0.2437in" draw:z-index="7"><draw:object xlink:href="./Object 7" xlink:type="simple" xlink:show="embed" xlink:actuate="onLoad"/><draw:image xlink:href="./ObjectReplacements/Object 7" xlink:type="simple" xlink:show="embed" xlink:actuate="onLoad"/></draw:frame></text:span></text:p>
      <text:p text:style-name="P22">Очевидно, что последний параметр никогда не равен 0, так как каж­дое слово встречается как минимум в одном документе. </text:p>
      <text:p text:style-name="P22">Выбор основания логарифма не имеет значения, так как изменение основания приводит к изменению веса каждого слова на постоянный мно­житель, что не влияет на соотношение весов.</text:p>
      <text:p text:style-name="P23"><text:span text:style-name="T4">Таким образом мера </text:span><text:span text:style-name="T5">TF-TDF</text:span><text:span text:style-name="T4"> представляет из себя произведение от­носительной частоты на обратную частоту. При использовании такого под­хода, слова с высокой частотой употребления в рамках конкретного доку­мента и низкой частотой употребления в других документах получает больший вес, что позволяет выделить наиболее характерные для данного класса документов слова и уменьшить влияние посторонних слов. </text:span></text:p>
      <text:h text:style-name="P30" text:outline-level="3">1.2.2 Определение весовых коэффициентов биграмм</text:h>
      <text:p text:style-name="P5">В биграмме каждому словосочетанию сопоставляется число его употреблений. Параллельно с этим подсчитываются употребления единич­ных слов, а так же считается размер словаря. Эти параметры потребуются для количественной оценки классифицируемого неизвестного текста. Дан­ная процедура описана далее. </text:p>
      <text:h text:style-name="P26" text:outline-level="2">1.3 Описание категорий</text:h>
      <text:p text:style-name="P14">Универсальная десятичная классификация была создана в начале XX века. Более чем за 100 лет существования система претерпела большие изменения, многократно подвергалась критике, однако до сих пор широко распространена. УДК в настоящее время применяется во многих странах мира для систематизации произведений печати, различных видов докумен­<text:soft-page-break/>тов и организации картотек. </text:p>
      <text:p text:style-name="P14">УДК состоит из множества разделов, отражающих различные обла­сти знаний. В этой системе классификации заложено такое свойство, как многоаспектность. Оно характеризуется тем, что один и тот же предмет мо­жет встречается в разных местах в зависимости от отрасли знания и от контекста, в котором он рассматривается. Так, "нефть" встречается в нескольких разделах. В разделе 547 Органическая химия находится поня­тие "Химия нефти"; в 553 Месторождения полезных ископаемых — "Ме­сторождения нефти"; в 622 Горное дело — "Добыча нефти"; в 662 Взрывчатые вещества. Топлива — "Нефть в качестве топлива" и т.д.</text:p>
      <text:p text:style-name="P14">Помимо этого УДК описывает набор правил комбинирования раз­личных разделов, для более точного определения содержимого документа.</text:p>
      <text:p text:style-name="P14">Большинства разделов основных и вспомогательных таблиц УДК построены иерархически по принципу деления от общего к частному с ис­пользованием цифрового десятичного кода. Основными видами отношений являются подчинение и соподчинение. Отношением соподчинения связаны классы, которые являются подклассами одного, более широкого класса. Признак, по которому производится деление, называется основанием деле­ния и является переменным. В иерархической системе каждый класс зани­мает относительно других классов определенное, точно фиксированное, место.</text:p>
      <text:p text:style-name="P14">Каждый класс (первая ступень деления) содержит группу более или менее близких наук, например класс 5 — математику и естественные нау­ки, класс 6 — прикладные науки: технику, сельское хозяйство, медицину.</text:p>
      <text:p text:style-name="P14">Последующая детализация идет за счет удлинения индексов.</text:p>
      <text:p text:style-name="P14">Индексы УДК построены так, что каждая последующая цифра не меняет значения предыдущих, а лишь уточняет, обозначая более частное понятие. Например, индекс понятия "<text:span text:style-name="T16">Приведение квадратичных форм</text:span>" 620.193.4 складывается следующим образом:</text:p>
      <text:p text:style-name="P14">5 <text:span text:style-name="T12">Общие вопросы математических и естественных наук</text:span></text:p>
      <text:p text:style-name="P14">51 Математика</text:p>
      <text:p text:style-name="P14"><text:soft-page-break/>511 Теория чисел</text:p>
      <text:p text:style-name="P14">511.5 Диофантовы уравнения. Теория форм.</text:p>
      <text:p text:style-name="P14">517.55 <text:span text:style-name="T16">Теория квадратичных (билинейных) форм.</text:span></text:p>
      <text:p text:style-name="P14"><text:span text:style-name="T16">511.558</text:span> <text:span text:style-name="T16">Геометрия квадратичных форм.</text:span></text:p>
      <text:p text:style-name="P12">511.558.2 Приведение квадратичных форм.</text:p>
      <text:h text:style-name="P27" text:outline-level="2">1.4 Способы классификации</text:h>
      <text:p text:style-name="P14">Традиционно выделяют три подхода классификации документов.</text:p>
      <text:list xml:id="list805718665" text:style-name="L2">
        <text:list-item>
          <text:list>
            <text:list-item>
              <text:list>
                <text:list-item>
                  <text:p text:style-name="P17">Ручная классификация. Так зачастую в обычных библиотеках книги разбиваются по тематическим рубрикам библиотекарями вручную. Такая классификация дорога и неприменима в тех случаях, когда требуется большая скорость обработки больших объёмов документов.</text:p>
                </text:list-item>
                <text:list-item>
                  <text:p text:style-name="P17">Написание правил. На основе регулярных выражений состав­ляются правила, которые позже применяются автоматически к документам. Правила, обычно задаются специалистом, знакомым с предметной обла­стью. При таком подходе процесс классификации автоматизируется, что позволяет обрабатывать неограниченное количество информации. Иногда написание правил срабатывает лучше, чем машинное обучение, однако ми­нус такого подхода в том, что правила необходимо постоянно поддержи­вать в актуальном состоянии. </text:p>
                </text:list-item>
                <text:list-item>
                  <text:p text:style-name="P17">Машинное обучение. При таком подходе критерий принятия ре­шения классификатора, вычисляется из обучающих данных автоматически. Единственная ручная работа, при машинном обучении — это так называе­мая разметка. Под этим термином подразумевается процесс приписывания документу класса. Однако это более простая задача, нежели написание пра­вил.</text:p>
                </text:list-item>
              </text:list>
            </text:list-item>
          </text:list>
        </text:list-item>
      </text:list>
      <text:p text:style-name="P16">В данной работе рассматриваются лишь машинные методы обуче­ния. </text:p>
      <text:h text:style-name="P27" text:outline-level="2">1.4.1 Нейронная сеть</text:h>
      <text:p text:style-name="P16">Нейронные сети отлично зарекомендавали себя в решении задач распознавания образов. Нейронные сети обладают свойством обучаемости, они самосовершенствуются в результате попыток создать лучшую модель <text:soft-page-break/>поведения. </text:p>
      <text:p text:style-name="P16">Немаловажным фактором является линейная разделимость исход­ной задачи. В случае, если задача таковой является, можно однозначно ска­зать, что однослойная нейронная сеть способна реализовать требуемую функцию. Однако помимо знания, разрешима ли задача, требуется опреде­лить значения весов и порогов. Розенблатт предложил алгоритм обучения, который позволяет решить эту проблему. Помио этого, он доказал, что пер­септрон может быть обучен всему, что он может реализовывать.</text:p>
      <text:p text:style-name="P16">Итак, персептроном называется устройство, вычисляющее следую­щую систему функций:</text:p>
      <text:p text:style-name="P16"><draw:frame draw:style-name="fr2" draw:name="Object8" text:anchor-type="as-char" svg:y="-0.3272in" svg:width="1.4217in" svg:height="0.5236in" draw:z-index="1"><draw:object xlink:href="./Object 8" xlink:type="simple" xlink:show="embed" xlink:actuate="onLoad"/><draw:image xlink:href="./ObjectReplacements/Object 8" xlink:type="simple" xlink:show="embed" xlink:actuate="onLoad"/></draw:frame></text:p>
      <text:p text:style-name="P16">где <draw:frame draw:style-name="fr2" draw:name="Object9" text:anchor-type="as-char" svg:y="-0.1134in" svg:width="0.2807in" svg:height="0.1937in" draw:z-index="6"><draw:object xlink:href="./Object 9" xlink:type="simple" xlink:show="embed" xlink:actuate="onLoad"/><draw:image xlink:href="./ObjectReplacements/Object 9" xlink:type="simple" xlink:show="embed" xlink:actuate="onLoad"/></draw:frame>— веса персептрона, <draw:frame draw:style-name="fr2" draw:name="Object10" text:anchor-type="as-char" svg:y="-0.1591in" svg:width="0.1992in" svg:height="0.1807in" draw:z-index="8"><draw:object xlink:href="./Object 10" xlink:type="simple" xlink:show="embed" xlink:actuate="onLoad"/><draw:image xlink:href="./ObjectReplacements/Object 10" xlink:type="simple" xlink:show="embed" xlink:actuate="onLoad"/></draw:frame>— порог, <draw:frame draw:style-name="fr2" draw:name="Object11" text:anchor-type="as-char" svg:y="-0.1728in" svg:width="0.228in" svg:height="0.2437in" draw:z-index="9"><draw:object xlink:href="./Object 11" xlink:type="simple" xlink:show="embed" xlink:actuate="onLoad"/><draw:image xlink:href="./ObjectReplacements/Object 11" xlink:type="simple" xlink:show="embed" xlink:actuate="onLoad"/></draw:frame>— значения вход­ных сигналов.</text:p>
      <text:p text:style-name="P16">Обучение персептрона состоит в подстройке весовых коэффициен­тов. Метод обучения, предложенный Розенблаттом состоит в итерационной подстройке матрицы весов, последоваетльно уменьшающей ошибку в вы­ходных векторах обучающей выборки.</text:p>
      <text:p text:style-name="P16">Алгоритм состоит из пяти шагов:</text:p>
      <table:table table:name="Table2" table:style-name="Table2">
        <table:table-column table:style-name="Table2.A"/>
        <table:table-column table:style-name="Table2.B"/>
        <table:table-row>
          <table:table-cell table:style-name="Table2.A1" office:value-type="string">
            <text:p text:style-name="P19">Шаг 0</text:p>
          </table:table-cell>
          <table:table-cell table:style-name="Table2.B1" office:value-type="string">
            <text:p text:style-name="P24">Случайным образом выбираются начальные значения весов всех нейронов.</text:p>
          </table:table-cell>
        </table:table-row>
        <table:table-row>
          <table:table-cell table:style-name="Table2.A2" office:value-type="string">
            <text:p text:style-name="P19">Шаг 1</text:p>
          </table:table-cell>
          <table:table-cell table:style-name="Table2.B2" office:value-type="string">
            <text:p text:style-name="P15">На вход сети подаётся образ <draw:frame draw:style-name="fr2" draw:name="Object12" text:anchor-type="as-char" svg:y="-0.1736in" svg:width="0.3465in" svg:height="0.2161in" draw:z-index="10"><draw:object xlink:href="./Object 12" xlink:type="simple" xlink:show="embed" xlink:actuate="onLoad"/><draw:image xlink:href="./ObjectReplacements/Object 12" xlink:type="simple" xlink:show="embed" xlink:actuate="onLoad"/><svg:desc>formula</svg:desc></draw:frame>сетью формируется выходной образ <draw:frame draw:style-name="fr2" draw:name="Object13" text:anchor-type="as-char" svg:y="-0.1728in" svg:width="0.2756in" svg:height="0.2154in" draw:z-index="11"><draw:object xlink:href="./Object 13" xlink:type="simple" xlink:show="embed" xlink:actuate="onLoad"/><draw:image xlink:href="./ObjectReplacements/Object 13" xlink:type="simple" xlink:show="embed" xlink:actuate="onLoad"/><svg:desc>formula</svg:desc></draw:frame>отличный от требуемого <draw:frame draw:style-name="fr2" draw:name="Object14" text:anchor-type="as-char" svg:y="-0.1728in" svg:width="0.3437in" svg:height="0.2154in" draw:z-index="12"><draw:object xlink:href="./Object 14" xlink:type="simple" xlink:show="embed" xlink:actuate="onLoad"/><draw:image xlink:href="./ObjectReplacements/Object 14" xlink:type="simple" xlink:show="embed" xlink:actuate="onLoad"/><svg:desc>formula</svg:desc></draw:frame></text:p>
          </table:table-cell>
        </table:table-row>
        <table:table-row>
          <table:table-cell table:style-name="Table2.A2" office:value-type="string">
            <text:p text:style-name="P19">Шаг 2</text:p>
          </table:table-cell>
          <table:table-cell table:style-name="Table2.B2" office:value-type="string">
            <text:p text:style-name="P15">Вычисляется вектор ошибки <draw:frame draw:style-name="fr2" draw:name="Object15" text:anchor-type="as-char" svg:y="-0.1728in" svg:width="1.1201in" svg:height="0.2244in" draw:z-index="13"><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le2.A2" office:value-type="string">
            <text:p text:style-name="P19">Шаг 3</text:p>
          </table:table-cell>
          <table:table-cell table:style-name="Table2.B2" office:value-type="string">
            <text:p text:style-name="P1">Вектор весов модифицируется по формуле:</text:p>
            <text:p text:style-name="P20"><draw:frame draw:style-name="fr2" draw:name="Object16" text:anchor-type="as-char" svg:y="-0.2008in" svg:width="2.4799in" svg:height="0.2563in" draw:z-index="14"><draw:object xlink:href="./Object 16" xlink:type="simple" xlink:show="embed" xlink:actuate="onLoad"/><draw:image xlink:href="./ObjectReplacements/Object 16" xlink:type="simple" xlink:show="embed" xlink:actuate="onLoad"/><svg:desc>formula</svg:desc></draw:frame>здесь <draw:frame draw:style-name="fr2" draw:name="Object17" text:anchor-type="as-char" svg:y="-0.1728in" svg:width="0.661in" svg:height="0.2217in" draw:z-index="15"><draw:object xlink:href="./Object 17" xlink:type="simple" xlink:show="embed" xlink:actuate="onLoad"/><draw:image xlink:href="./ObjectReplacements/Object 17" xlink:type="simple" xlink:show="embed" xlink:actuate="onLoad"/><svg:desc>formula</svg:desc></draw:frame>— темп обуче­ния.</text:p>
          </table:table-cell>
        </table:table-row>
        <table:table-row>
          <table:table-cell table:style-name="Table2.A2" office:value-type="string">
            <text:p text:style-name="P19">Шаг 4</text:p>
          </table:table-cell>
          <table:table-cell table:style-name="Table2.B2" office:value-type="string">
            <text:p text:style-name="P15">Шаги 1—3 повторяются для всех обучающих векторов. Обучение завершается, когда либо итерации сойдётся, то есть вектор весов перестанет изменяться, либо абсолютная ошибка просуммированная по всем векторам станет меньше некоторого <text:soft-page-break/>малого значения.</text:p>
          </table:table-cell>
        </table:table-row>
      </table:table>
      <text:p text:style-name="P16">Остаётся вопрос сходимости процедуры обучения. Ответ на него получается из следующих теорем.</text:p>
      <text:p text:style-name="P14"><text:bookmark text:name="id_42"/><text:span text:style-name="T1">Теорема о сходимости </text:span><text:span text:style-name="T21">персептрона.</text:span> Если существует вектор пара­метров, при котором <text:span text:style-name="T20">персептрон</text:span><text:span text:style-name="T22"> </text:span>правильно решает все примеры обучаю­щей выборки, то при обучении <text:span text:style-name="T20">персептрона</text:span><text:span text:style-name="T22"> </text:span>по вышеописанному алгорит­му решение будет найдено за конечное число шагов.</text:p>
      <text:p text:style-name="P14"><text:bookmark text:name="id_44"/><text:span text:style-name="T9">Теорема о "зацикливании" </text:span><text:span text:style-name="T10">персептрона</text:span><text:span text:style-name="T11">. Если не существует </text:span><text:span text:style-name="T11">век­тора параметров, при котором персептрон правильно решает все примеры обучающей выборки, то при обучении персептрона по данному правилу че­рез конечное число шагов вектор весов начнет повторяться.</text:span></text:p>
      <text:p text:style-name="P8">Из этих утверждений следует, что процедура обучения персептрона за конечное время либо обучает персептроню, либо даёт ответ, что персеп­трон поставленной задаче обучиться не может.</text:p>
      <text:p text:style-name="P4">Данный алгоритм обучения применим и для многослойных персеп­тронов. Однако приведённые выше теоремы верны либо для однослойного персептрона, либо для многослойного при условии, что обучаются лишь веса из последнего слоя сети.</text:p>
      <text:p text:style-name="P4">Эта проблема решается следующей теоремой.</text:p>
      <text:p text:style-name="P14"><text:bookmark text:name="id_90"/><text:span text:style-name="T1">Теорема о двуслойности </text:span><text:span text:style-name="T21">персептрона</text:span>. Любой многослойный <text:span text:style-name="T20">пер­септрон</text:span><text:span text:style-name="T22"> </text:span>может быть представлен в виде двуслойного <text:span text:style-name="T20">персептрона</text:span><text:span text:style-name="T22"> </text:span>с необу­чаемыми весами первого слоя.</text:p>
      <text:p text:style-name="P14"><text:span text:style-name="T16">В случаях, когда нужно обучать не только последний слой метод Ро­зенблатта не подходит, так как необходимо знать не только текущие выхо­ды нейронов, но и требуемые </text:span><text:span text:style-name="T17">правильные</text:span><text:span text:style-name="T18"> </text:span><text:span text:style-name="T16">значения </text:span><text:span text:style-name="T19">y</text:span><text:span text:style-name="T16">. В многослойной сети эти правильные значения имеются только для нейронов </text:span><text:span text:style-name="T17">выходного </text:span><text:span text:style-name="T16">слоя. Требуемые значения выходов для нейронов скрытых слоев неизвестны, что и ограничивает применение метода Розенблатта.</text:span></text:p>
      <text:h text:style-name="P31" text:outline-level="3">1.4.2 Метод опорных векторов</text:h>
      <text:p text:style-name="P9">В методе опорных векторов входными данными являются координа­ты в <text:span text:style-name="T23">n</text:span>-мерном пространстве, то есть, по сути векторы. <text:span text:style-name="T24">Существует целевая </text:span><text:soft-page-break/><text:span text:style-name="T24">зависимость, сопоставляющая вектору его класс. Значение этой функции известно лишь для обучающего набора векторов. Требуется построить алгоритм, аппроксимирующий целевую функцию.</text:span></text:p>
      <text:p text:style-name="P9"><text:span text:style-name="T24">Задача сводится к нахождению оптимальной гиперплоскости, раз­мерностью n-1, разделяющей множество векторов. Такая гиперплоскость ищется из соображения максимальной её отдалённости от ближайших то­чек из классов. </text:span></text:p>
      <text:p text:style-name="P9"><text:span text:style-name="T24">Для случая с двумя классами границы полосы будут задаваться фор­мулой: </text:span><text:span text:style-name="T24"><draw:frame draw:style-name="fr4" draw:name="Object30" text:anchor-type="as-char" svg:y="-0.1728in" svg:width="1.6252in" svg:height="0.2445in" draw:z-index="27"><draw:object xlink:href="./Object 30" xlink:type="simple" xlink:show="embed" xlink:actuate="onLoad"/><draw:image xlink:href="./ObjectReplacements/Object 30" xlink:type="simple" xlink:show="embed" xlink:actuate="onLoad"/></draw:frame></text:span><text:span text:style-name="T24">где x</text:span><text:span text:style-name="T23"> —</text:span><text:span text:style-name="T24"> признаковое описание объекта, а век­тор </text:span><text:span text:style-name="T23"><draw:frame draw:style-name="fr4" draw:name="Object31" text:anchor-type="as-char" svg:y="-0.2008in" svg:width="0.5752in" svg:height="0.2429in" draw:z-index="28"><draw:object xlink:href="./Object 31" xlink:type="simple" xlink:show="embed" xlink:actuate="onLoad"/><draw:image xlink:href="./ObjectReplacements/Object 31" xlink:type="simple" xlink:show="embed" xlink:actuate="onLoad"/></draw:frame></text:span><text:span text:style-name="T24">и скалярный порог </text:span><text:span text:style-name="T24"><draw:frame draw:style-name="fr4" draw:name="Object32" text:anchor-type="as-char" svg:y="-0.1728in" svg:width="0.5744in" svg:height="0.2445in" draw:z-index="29"><draw:object xlink:href="./Object 32" xlink:type="simple" xlink:show="embed" xlink:actuate="onLoad"/><draw:image xlink:href="./ObjectReplacements/Object 32" xlink:type="simple" xlink:show="embed" xlink:actuate="onLoad"/></draw:frame></text:span><text:span text:style-name="T24">являются параметрами алгоритма. Для того, чтоюы разделяющая гиперплоскость была как можно дальше от <text:s/>точек выборки, необходимо максимизировать ширину полосы. Пусть </text:span><text:span text:style-name="T24"><draw:frame draw:style-name="fr4" draw:name="Object34" text:anchor-type="as-char" svg:y="-0.1728in" svg:width="0.7417in" svg:height="0.2445in" draw:z-index="30"><draw:object xlink:href="./Object 34" xlink:type="simple" xlink:show="embed" xlink:actuate="onLoad"/><draw:image xlink:href="./ObjectReplacements/Object 34" xlink:type="simple" xlink:show="embed" xlink:actuate="onLoad"/></draw:frame></text:span><text:span text:style-name="T24">две произвольные точки классов, лежащие на границе полосы, тогда шерина полосы:</text:span></text:p>
      <text:p text:style-name="P9"><text:span text:style-name="T24"><draw:frame draw:style-name="fr4" draw:name="Object33" text:anchor-type="as-char" svg:y="-0.3173in" svg:width="4.9252in" svg:height="0.5244in" draw:z-index="31"><draw:object xlink:href="./Object 33" xlink:type="simple" xlink:show="embed" xlink:actuate="onLoad"/><draw:image xlink:href="./ObjectReplacements/Object 33" xlink:type="simple" xlink:show="embed" xlink:actuate="onLoad"/></draw:frame></text:span></text:p>
      <text:p text:style-name="P9"><text:span text:style-name="T24">Очевидно, что для максимизации полосы требуется минимизиро­вать норму вектора </text:span><text:span text:style-name="T23">w.</text:span></text:p>
      <text:p text:style-name="P10">В случае линейной неразделимости необходимо позволить алгорит­му допускать ошибки, для этого вводится набор дополнительных перемен­ных <draw:frame draw:style-name="fr4" draw:name="Object35" text:anchor-type="as-char" svg:y="-0.1728in" svg:width="0.5327in" svg:height="0.2445in" draw:z-index="32"><draw:object xlink:href="./Object 35" xlink:type="simple" xlink:show="embed" xlink:actuate="onLoad"/><draw:image xlink:href="./ObjectReplacements/Object 35" xlink:type="simple" xlink:show="embed" xlink:actuate="onLoad"/></draw:frame>характеризующих величину ошибки на объектах обучающей выборки. Тогда в минимизирующий функционал <text:s/>вводится штраф за сум­марную ошибку:</text:p>
      <text:p text:style-name="P9"><text:span text:style-name="T24"><draw:frame draw:style-name="fr4" draw:name="Object36" text:anchor-type="as-char" svg:y="-0.3272in" svg:width="2.0516in" svg:height="0.5256in" draw:z-index="33"><draw:object xlink:href="./Object 36" xlink:type="simple" xlink:show="embed" xlink:actuate="onLoad"/><draw:image xlink:href="./ObjectReplacements/Object 36" xlink:type="simple" xlink:show="embed" xlink:actuate="onLoad"/></draw:frame></text:span></text:p>
      <text:p text:style-name="P9"><text:span text:style-name="T24">Опорными векторами называеются те, что лежат на границе разде­ляющей полосы и классифицируются правильно. Вектора, которые класси­фицируются правильно и лежат далеко от разделяющейся полосы называ­ются перефирицными. Вектора, которые лежат внутри разделяющей поло­сы, но классифицируются правильно и те, что лежат на границе и класси­</text:span><text:soft-page-break/><text:span text:style-name="T24">фицируются неправильно, называются нарушителями. Наличие последних говорит о линейной неразделимости задачи. </text:span></text:p>
      <text:p text:style-name="P9"><text:span text:style-name="T24">Ещё один способ, применяемый при линейной неразделимости — переход к новому пространству с достаточно большой для линейной разде­лимости размерностью. Такое пространоство называется спрямляющим. </text:span></text:p>
      <text:p text:style-name="P9"><text:span text:style-name="T24">Пусть </text:span><text:span text:style-name="T23">X </text:span><text:span text:style-name="T24">— исходное порстраносто, </text:span><text:span text:style-name="T23">H</text:span><text:span text:style-name="T24"> — спрямляющее, а </text:span><text:span text:style-name="T24"><draw:frame draw:style-name="fr4" draw:name="Object37" text:anchor-type="as-char" svg:y="-0.1728in" svg:width="0.8429in" svg:height="0.222in" draw:z-index="34"><draw:object xlink:href="./Object 37" xlink:type="simple" xlink:show="embed" xlink:actuate="onLoad"/><draw:image xlink:href="./ObjectReplacements/Object 37" xlink:type="simple" xlink:show="embed" xlink:actuate="onLoad"/></draw:frame></text:span><text:span text:style-name="T24">— преобразование. Задача в новом пространстве строится так же, только здесь в качестве признаковых описаний объектов выступают не </text:span><text:span text:style-name="T24"><draw:frame draw:style-name="fr4" draw:name="Object39" text:anchor-type="as-char" svg:y="-0.1728in" svg:width="0.3075in" svg:height="0.2445in" draw:z-index="36"><draw:object xlink:href="./Object 39" xlink:type="simple" xlink:show="embed" xlink:actuate="onLoad"/><draw:image xlink:href="./ObjectReplacements/Object 39" xlink:type="simple" xlink:show="embed" xlink:actuate="onLoad"/></draw:frame></text:span><text:span text:style-name="T24">а векторы </text:span><text:span text:style-name="T24"><draw:frame draw:style-name="fr4" draw:name="Object38" text:anchor-type="as-char" svg:y="-0.1772in" svg:width="0.5909in" svg:height="0.2484in" draw:z-index="35"><draw:object xlink:href="./Object 38" xlink:type="simple" xlink:show="embed" xlink:actuate="onLoad"/><draw:image xlink:href="./ObjectReplacements/Object 38" xlink:type="simple" xlink:show="embed" xlink:actuate="onLoad"/></draw:frame></text:span><text:span text:style-name="T24">Для корректности требуется, чтобы пространство </text:span><text:span text:style-name="T23">H </text:span><text:span text:style-name="T24">обладало скалярны произведением </text:span><text:span text:style-name="T24"><draw:frame draw:style-name="fr4" draw:name="Object40" text:anchor-type="as-char" svg:y="-0.1772in" svg:width="1.298in" svg:height="0.2335in" draw:z-index="37"><draw:object xlink:href="./Object 40" xlink:type="simple" xlink:show="embed" xlink:actuate="onLoad"/><draw:image xlink:href="./ObjectReplacements/Object 40" xlink:type="simple" xlink:show="embed" xlink:actuate="onLoad"/></draw:frame></text:span></text:p>
      <text:p text:style-name="P9"><text:span text:style-name="T24">Функция </text:span><text:span text:style-name="T24"><draw:frame draw:style-name="fr4" draw:name="Object41" text:anchor-type="as-char" svg:y="-0.1728in" svg:width="1.161in" svg:height="0.2161in" draw:z-index="38"><draw:object xlink:href="./Object 41" xlink:type="simple" xlink:show="embed" xlink:actuate="onLoad"/><draw:image xlink:href="./ObjectReplacements/Object 41" xlink:type="simple" xlink:show="embed" xlink:actuate="onLoad"/></draw:frame></text:span><text:span text:style-name="T24">называется ядром, если она представима в виде </text:span><text:span text:style-name="T24"><draw:frame draw:style-name="fr4" draw:name="Object42" text:anchor-type="as-char" svg:y="-0.1772in" svg:width="2.1134in" svg:height="0.2335in" draw:z-index="39"><draw:object xlink:href="./Object 42" xlink:type="simple" xlink:show="embed" xlink:actuate="onLoad"/><draw:image xlink:href="./ObjectReplacements/Object 42" xlink:type="simple" xlink:show="embed" xlink:actuate="onLoad"/></draw:frame></text:span><text:span text:style-name="T24">при некотором отображении </text:span><text:span text:style-name="T24"><draw:frame draw:style-name="fr4" draw:name="Object43" text:anchor-type="as-char" svg:y="-0.1728in" svg:width="0.922in" svg:height="0.222in" draw:z-index="40"><draw:object xlink:href="./Object 43" xlink:type="simple" xlink:show="embed" xlink:actuate="onLoad"/><draw:image xlink:href="./ObjectReplacements/Object 43" xlink:type="simple" xlink:show="embed" xlink:actuate="onLoad"/></draw:frame></text:span><text:span text:style-name="T24">где </text:span><text:span text:style-name="T23">H —</text:span><text:span text:style-name="T24"> пространоство со скалярным произведением. Так как алгорим классификации зависит только скалярного произведений объектов, то его можно формально заменить на ядро. Поскольку ядро в общем случае нели­нейно, замена приводит к расширению множества реализуемых алгоримов классификации.</text:span></text:p>
      <text:p text:style-name="P9"><text:span text:style-name="T24">Осталось понять, какие функции двух аргументов могут выступать ядром. На этот счёт существует теорема Мерсера.</text:span></text:p>
      <text:p text:style-name="P11"><text:span text:style-name="T24">Теорема. </text:span><text:span text:style-name="T26">Функция </text:span><text:span text:style-name="T26"><draw:frame draw:style-name="fr4" draw:name="Object44" text:anchor-type="as-char" svg:y="-0.1772in" svg:width="0.8063in" svg:height="0.2335in" draw:z-index="41"><draw:object xlink:href="./Object 44" xlink:type="simple" xlink:show="embed" xlink:actuate="onLoad"/><draw:image xlink:href="./ObjectReplacements/Object 44" xlink:type="simple" xlink:show="embed" xlink:actuate="onLoad"/></draw:frame></text:span><text:span text:style-name="T26">является ядром тогода и только то-гда, когда она симметрична,</text:span><text:span text:style-name="T26"><draw:frame draw:style-name="fr4" draw:name="Object45" text:anchor-type="as-char" svg:y="-0.1772in" svg:width="1.7626in" svg:height="0.2335in" draw:z-index="42"><draw:object xlink:href="./Object 45" xlink:type="simple" xlink:show="embed" xlink:actuate="onLoad"/><draw:image xlink:href="./ObjectReplacements/Object 45" xlink:type="simple" xlink:show="embed" xlink:actuate="onLoad"/></draw:frame></text:span><text:span text:style-name="T26">и неотрицательно опре­делена: </text:span><text:span text:style-name="T26"><draw:frame draw:style-name="fr4" draw:name="Object47" text:anchor-type="as-char" svg:y="-0.2126in" svg:width="2.7173in" svg:height="0.422in" draw:z-index="43"><draw:object xlink:href="./Object 47" xlink:type="simple" xlink:show="embed" xlink:actuate="onLoad"/><draw:image xlink:href="./ObjectReplacements/Object 47" xlink:type="simple" xlink:show="embed" xlink:actuate="onLoad"/></draw:frame></text:span><text:span text:style-name="T26">для любой функции </text:span><text:span text:style-name="T26"><draw:frame draw:style-name="fr4" draw:name="Object46" text:anchor-type="as-char" svg:y="-0.1736in" svg:width="0.8272in" svg:height="0.2161in" draw:z-index="44"><draw:object xlink:href="./Object 46" xlink:type="simple" xlink:show="embed" xlink:actuate="onLoad"/><draw:image xlink:href="./ObjectReplacements/Object 46" xlink:type="simple" xlink:show="embed" xlink:actuate="onLoad"/><svg:desc>formula</svg:desc></draw:frame></text:span></text:p>
      <text:h text:style-name="P30" text:outline-level="3">1.4.3 Вероятностный метод для биграмм</text:h>
      <text:p text:style-name="P14">В данном подходе производится подсчёт употребления словосочета­ний в документах обучающей выборки, соответствующих каждому классу.</text:p>
      <text:p text:style-name="P7">Неизвестный текст оценивается с помощью вероятностной. Вероят­ность появления конкретной биграммы — это частота её появления:</text:p>
      <text:p text:style-name="P14"><text:span text:style-name="T6"><draw:frame draw:style-name="fr2" draw:name="Object18" text:anchor-type="as-char" svg:y="-0.3173in" svg:width="1.9339in" svg:height="0.4909in" draw:z-index="46"><draw:object xlink:href="./Object 19" xlink:type="simple" xlink:show="embed" xlink:actuate="onLoad"/><draw:image xlink:href="./ObjectReplacements/Object 19" xlink:type="simple" xlink:show="embed" xlink:actuate="onLoad"/></draw:frame></text:span></text:p>
      <text:p text:style-name="P14"><text:soft-page-break/><text:span text:style-name="T6">здесь </text:span><text:span text:style-name="T6"><draw:frame draw:style-name="fr2" draw:name="Object19" text:anchor-type="as-char" svg:y="-0.1772in" svg:width="0.8756in" svg:height="0.2484in" draw:z-index="45"><draw:object xlink:href="./Object 20" xlink:type="simple" xlink:show="embed" xlink:actuate="onLoad"/><draw:image xlink:href="./ObjectReplacements/Object 20" xlink:type="simple" xlink:show="embed" xlink:actuate="onLoad"/></draw:frame></text:span><text:span text:style-name="T6">— количество появлений биграммы, а N — раз­мер словаря. </text:span></text:p>
      <text:p text:style-name="P7">Тогда условная вероятность будет такой:</text:p>
      <text:p text:style-name="P6"><draw:frame draw:style-name="fr2" draw:name="Object20" text:anchor-type="as-char" svg:y="-0.3173in" svg:width="2.7882in" svg:height="0.5244in" draw:z-index="17"><draw:object xlink:href="./Object 18" xlink:type="simple" xlink:show="embed" xlink:actuate="onLoad"/><draw:image xlink:href="./ObjectReplacements/Object 18" xlink:type="simple" xlink:show="embed" xlink:actuate="onLoad"/><svg:desc>formula</svg:desc></draw:frame></text:p>
      <text:p text:style-name="P6">Каждой биграмме в классифицируемом тексте сопоставляется условная вероятность появления такой биграммы в классе. Недостаток та­кого метода в том, что в случае употребления в классифицируемом тексте слова, отсутствующего в словаре предполагаемого класса, возникает неопределённость. </text:p>
      <text:p text:style-name="P9"><text:span text:style-name="T25">Для избежания этой проблемы используется сглаживание. Лаплас предложил добавить 1 к числителю и V — размер словаря, к знаменателю. Позже Лидстоун предложил вместо 1 использовать параметр </text:span><text:span text:style-name="T25"><draw:frame draw:style-name="fr2" draw:name="Object21" text:anchor-type="as-char" svg:y="-0.1728in" svg:width="0.7709in" svg:height="0.2154in" draw:z-index="18"><draw:object xlink:href="./Object 21" xlink:type="simple" xlink:show="embed" xlink:actuate="onLoad"/><draw:image xlink:href="./ObjectReplacements/Object 21" xlink:type="simple" xlink:show="embed" xlink:actuate="onLoad"/></draw:frame></text:span></text:p>
      <text:p text:style-name="P6">Таким образом формула обретёт вид:</text:p>
      <text:p text:style-name="P6"><draw:frame draw:style-name="fr2" draw:name="Object22" text:anchor-type="as-char" svg:y="-0.3181in" svg:width="2.0665in" svg:height="0.5252in" draw:z-index="19"><draw:object xlink:href="./Object 22" xlink:type="simple" xlink:show="embed" xlink:actuate="onLoad"/><draw:image xlink:href="./ObjectReplacements/Object 22" xlink:type="simple" xlink:show="embed" xlink:actuate="onLoad"/></draw:frame></text:p>
      <text:p text:style-name="P6">Алгоритм определения класса для неизвестного текста в таком слу­чае будет заключаться в определении суммарной условной вероятности би­грамм этого текста в рассматриваемом классе и выбор «ближайшего сосе­да» — класса с наибольшим весом.</text:p>
      <text:h text:style-name="P30" text:outline-level="3">1.4.4 Статистический метод</text:h>
      <text:p text:style-name="P14">Статистический метод подразумевает под собой определения TF­-IDF харакетристик для каждого документа из обучающей выборки. Пред­полагается, что в корпусе, соответствующем одному классу, частоты, соот­ветствующие ключевым для данного класса словам близки друг к другу. Каждому классу сопоставляется вектор усреднённых значений частот каж­дого слова. Для уменьшения размерности отбрасываются слова с нулевой частотой. Полученный вектор является весовым. </text:p>
      <text:p text:style-name="P14"><draw:frame draw:style-name="fr4" draw:name="Object23" text:anchor-type="as-char" svg:y="-0.2008in" svg:width="1.3882in" svg:height="0.2898in" draw:z-index="20"><draw:object xlink:href="./Object 23" xlink:type="simple" xlink:show="embed" xlink:actuate="onLoad"/><draw:image xlink:href="./ObjectReplacements/Object 23" xlink:type="simple" xlink:show="embed" xlink:actuate="onLoad"/></draw:frame>где <text:span text:style-name="T23">l</text:span><text:span text:style-name="T20"> — номер класса, </text:span><text:span text:style-name="T20"><draw:frame draw:style-name="fr4" draw:name="Object24" text:anchor-type="as-char" svg:y="-0.1728in" svg:width="0.2327in" svg:height="0.2445in" draw:z-index="21"><draw:object xlink:href="./Object 24" xlink:type="simple" xlink:show="embed" xlink:actuate="onLoad"/><draw:image xlink:href="./ObjectReplacements/Object 24" xlink:type="simple" xlink:show="embed" xlink:actuate="onLoad"/></draw:frame></text:span><text:span text:style-name="T20">— число весомых слов в классе, </text:span><text:span text:style-name="T20"><draw:frame draw:style-name="fr4" draw:name="Object25" text:anchor-type="as-char" svg:y="-0.1728in" svg:width="0.2283in" svg:height="0.2445in" draw:z-index="22"><draw:object xlink:href="./Object 25" xlink:type="simple" xlink:show="embed" xlink:actuate="onLoad"/><draw:image xlink:href="./ObjectReplacements/Object 25" xlink:type="simple" xlink:show="embed" xlink:actuate="onLoad"/></draw:frame></text:span><text:span text:style-name="T20">— вес соответсвующего слова.</text:span></text:p>
      <text:p text:style-name="P14"><text:soft-page-break/>Таким образом, для определения веса неизвестного классифицируе­мого документа <text:s/>подсчитывается TF статистика для слов в рассматривае­мом документе <draw:frame draw:style-name="fr4" draw:name="Object26" text:anchor-type="as-char" svg:y="-0.1772in" svg:width="1.3102in" svg:height="0.2484in" draw:z-index="23"><draw:object xlink:href="./Object 26" xlink:type="simple" xlink:show="embed" xlink:actuate="onLoad"/><draw:image xlink:href="./ObjectReplacements/Object 26" xlink:type="simple" xlink:show="embed" xlink:actuate="onLoad"/><svg:desc>formula</svg:desc></draw:frame>Вес определяется как сумма произведе­ний соответсвующих частот. То есть:</text:p>
      <text:p text:style-name="P14"><draw:frame draw:style-name="fr4" draw:name="Object27" text:anchor-type="as-char" svg:y="-0.3445in" svg:width="1.7811in" svg:height="0.5429in" draw:z-index="24"><draw:object xlink:href="./Object 27" xlink:type="simple" xlink:show="embed" xlink:actuate="onLoad"/><draw:image xlink:href="./ObjectReplacements/Object 27" xlink:type="simple" xlink:show="embed" xlink:actuate="onLoad"/></draw:frame>где <draw:frame draw:style-name="fr4" draw:name="Object28" text:anchor-type="as-char" svg:y="-0.1728in" svg:width="0.2283in" svg:height="0.2445in" draw:z-index="25"><draw:object xlink:href="./Object 28" xlink:type="simple" xlink:show="embed" xlink:actuate="onLoad"/><draw:image xlink:href="./ObjectReplacements/Object 28" xlink:type="simple" xlink:show="embed" xlink:actuate="onLoad"/></draw:frame><text:span text:style-name="T20">—</text:span> частота употребления слова из весового вектора в классифициремом документе. В случае, если такого сло­ва в тексте не встречается, <draw:frame draw:style-name="fr4" draw:name="Object29" text:anchor-type="as-char" svg:y="-0.1728in" svg:width="0.228in" svg:height="0.2437in" draw:z-index="26"><draw:object xlink:href="./Object 29" xlink:type="simple" xlink:show="embed" xlink:actuate="onLoad"/><draw:image xlink:href="./ObjectReplacements/Object 29" xlink:type="simple" xlink:show="embed" xlink:actuate="onLoad"/><svg:desc>formula</svg:desc></draw:frame>берётся равным 0.</text:p>
      <text:h text:style-name="P29" text:outline-level="1">Глава 2. Реализация</text:h>
      <text:p text:style-name="Text_20_body">Для проверки возможности применения описанных методов для классификации текстов по УДК была написана программа на языке Python. Интерфейс реализован с ипользованием фрэймворка Cement CLI Application Framework v2 и представляет из себя интерфейс командной строки. </text:p>
      <text:p text:style-name="Text_20_body">Предобработка данных осуществляется с помошью библиотеки pymorphy, которая реализует методы стемматизации текста. Основана на словарях парадигм, ударений, префиксов взятых с сайта aot.ru.</text:p>
      <text:p text:style-name="Text_20_body">Нейронная сеть проверялась с помощью библиоте ffnet, позволяющую создавать сети прямого распространения. Использует функции на языке fortran 77, обёрнутые с помощью f2py.</text:p>
      <text:p text:style-name="Text_20_body">Метод опорных векторов реализован с помощью библиотеки LIBSVM, написанной на C++. В библиотеку так же входит интерфейс взаимодействия с Pyth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3" svg:font-family="'Times New Roman'"/>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in" fo:line-height="150%" fo:text-align="justify" style:justify-single-word="false" fo:text-indent="0.5902in" style:auto-text-indent="false" style:page-number="auto">
        <style:tab-stops/>
      </style:paragraph-properties>
      <style:text-properties fo:font-size="14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master-page-name="">
      <style:paragraph-properties fo:margin="100%" fo:margin-left="0in" fo:margin-right="0in" fo:margin-top="0in" fo:margin-bottom="0in" fo:line-height="150%" fo:text-align="center" style:justify-single-word="false" fo:text-indent="0in" style:auto-text-indent="false" style:page-number="auto" style:vertical-align="middle"/>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0in" fo:margin-right="0in" fo:margin-top="0in" fo:margin-bottom="0in" fo:line-height="150%" fo:text-align="center" style:justify-single-word="false" fo:text-indent="0in" style:auto-text-indent="false" style:page-number="auto"/>
      <style:text-properties fo:text-transform="uppercase" style:font-name="Times New Roman2"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100%" fo:margin-left="0in" fo:margin-right="0in" fo:margin-top="0in" fo:margin-bottom="0in" fo:line-height="150%" fo:text-align="center" style:justify-single-word="false" fo:text-indent="0in" style:auto-text-indent="false" style:page-number="auto"/>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roid Sans Mono" style:font-name-asian="Droid Sans Fallback1" style:font-name-complex="Lohit Hindi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902in" fo:margin-bottom="0.7874in" fo:margin-left="1.378in" fo:margin-right="0.5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9T20:24:33</meta:creation-date>
    <dc:date>2012-05-31T18:48:07</dc:date>
    <meta:editing-duration>PT7H40M17S</meta:editing-duration>
    <meta:editing-cycles>12</meta:editing-cycles>
    <meta:generator>LibreOffice/3.5$Linux_X86_64 LibreOffice_project/350m1$Build-2</meta:generator>
    <dc:creator>Maxim </dc:creator>
    <meta:document-statistic meta:table-count="1" meta:image-count="0" meta:object-count="47" meta:page-count="13" meta:paragraph-count="117" meta:word-count="2385" meta:character-count="17500" meta:non-whitespace-character-count="16364"/>
  </office:meta>
</office:document-meta>
</file>

<file path=Object 1/content.xml><?xml version="1.0" encoding="utf-8"?>
<math xmlns="http://www.w3.org/1998/Math/MathML">
  <semantics>
    <mrow>
      <mrow>
        <mi mathvariant="italic">IDF</mi>
        <mo stretchy="false">=</mo>
        <mi>log</mi>
      </mrow>
      <mrow>
        <mo stretchy="false">(</mo>
        <mrow>
          <mfrac>
            <mrow>
              <mrow>
                <mo stretchy="false">∣</mo>
                <mrow>
                  <mi>D</mi>
                </mrow>
                <mo stretchy="false">∣</mo>
              </mrow>
            </mrow>
            <mrow>
              <mrow>
                <mo stretchy="false">∣</mo>
                <mrow>
                  <mrow>
                    <msub>
                      <mi>d</mi>
                      <mrow>
                        <mi>i</mi>
                      </mrow>
                    </msub>
                    <mo stretchy="false">⊃</mo>
                    <msub>
                      <mi>t</mi>
                      <mrow>
                        <mi>i</mi>
                      </mrow>
                    </msub>
                  </mrow>
                </mrow>
                <mo stretchy="false">∣</mo>
              </mrow>
            </mrow>
          </mfrac>
        </mrow>
        <mo stretchy="false">)</mo>
      </mrow>
    </mrow>
    <annotation encoding="StarMath 5.0">IDF = log({lline D rline } over {lline d_{i} supset t_{i} rline} ) </annotation>
  </semantics>
</math>
</file>

<file path=Object 10/content.xml><?xml version="1.0" encoding="utf-8"?>
<math xmlns="http://www.w3.org/1998/Math/MathML">
  <semantics>
    <mrow>
      <mo stretchy="false">θ</mo>
    </mrow>
    <annotation encoding="StarMath 5.0">%theta</annotation>
  </semantics>
</math>
</file>

<file path=Object 11/content.xml><?xml version="1.0" encoding="utf-8"?>
<math xmlns="http://www.w3.org/1998/Math/MathML">
  <semantics>
    <mrow>
      <msub>
        <mi>x</mi>
        <mrow>
          <mi>i</mi>
        </mrow>
      </msub>
    </mrow>
    <annotation encoding="StarMath 5.0">x_{i}</annotation>
  </semantics>
</math>
</file>

<file path=Object 12/content.xml><?xml version="1.0" encoding="utf-8"?>
<math xmlns="http://www.w3.org/1998/Math/MathML">
  <semantics>
    <mrow>
      <msup>
        <mi>x</mi>
        <mrow>
          <mo stretchy="false">α</mo>
        </mrow>
      </msup>
      <mi>,</mi>
    </mrow>
    <annotation encoding="StarMath 5.0">x^{%alpha},</annotation>
  </semantics>
</math>
</file>

<file path=Object 13/content.xml><?xml version="1.0" encoding="utf-8"?>
<math xmlns="http://www.w3.org/1998/Math/MathML">
  <semantics>
    <mrow>
      <msup>
        <mrow>
          <mover accent="true">
            <mi>y</mi>
            <mo stretchy="false">̃</mo>
          </mover>
        </mrow>
        <mrow>
          <mo stretchy="false">α</mo>
        </mrow>
      </msup>
    </mrow>
    <annotation encoding="StarMath 5.0">{tilde y}^{%alpha }</annotation>
  </semantics>
</math>
</file>

<file path=Object 14/content.xml><?xml version="1.0" encoding="utf-8"?>
<math xmlns="http://www.w3.org/1998/Math/MathML">
  <semantics>
    <mrow>
      <msup>
        <mi>y</mi>
        <mrow>
          <mo stretchy="false">α</mo>
        </mrow>
      </msup>
      <mn>.</mn>
    </mrow>
    <annotation encoding="StarMath 5.0">y^{%alpha}.</annotation>
  </semantics>
</math>
</file>

<file path=Object 15/content.xml><?xml version="1.0" encoding="utf-8"?>
<math xmlns="http://www.w3.org/1998/Math/MathML">
  <semantics>
    <mrow>
      <mrow>
        <msup>
          <mo stretchy="false">δ</mo>
          <mrow>
            <mo stretchy="false">α</mo>
          </mrow>
        </msup>
        <mo stretchy="false">=</mo>
        <mrow>
          <mo stretchy="false">∣</mo>
          <mrow>
            <mrow>
              <msup>
                <mi>y</mi>
                <mrow>
                  <mo stretchy="false">α</mo>
                </mrow>
              </msup>
              <mo stretchy="false">−</mo>
              <msup>
                <mrow>
                  <mover accent="true">
                    <mi>y</mi>
                    <mo stretchy="false">̃</mo>
                  </mover>
                </mrow>
                <mrow>
                  <mo stretchy="false">α</mo>
                </mrow>
              </msup>
            </mrow>
          </mrow>
          <mo stretchy="false">∣</mo>
        </mrow>
      </mrow>
      <mn>.</mn>
    </mrow>
    <annotation encoding="StarMath 5.0">%delta^{%alpha} = lline y^{%alpha} - {tilde y}^{%alpha} rline .</annotation>
  </semantics>
</math>
</file>

<file path=Object 16/content.xml><?xml version="1.0" encoding="utf-8"?>
<math xmlns="http://www.w3.org/1998/Math/MathML">
  <semantics>
    <mrow>
      <mi>W</mi>
      <mrow>
        <mrow>
          <mo stretchy="false">(</mo>
          <mrow>
            <mrow>
              <mi>t</mi>
              <mo stretchy="false">+</mo>
              <mo stretchy="false">Δ</mo>
            </mrow>
            <mi>T</mi>
          </mrow>
          <mo stretchy="false">)</mo>
        </mrow>
        <mo stretchy="false">=</mo>
        <mi>W</mi>
      </mrow>
      <mrow>
        <mrow>
          <mo stretchy="false">(</mo>
          <mrow>
            <mi>t</mi>
          </mrow>
          <mo stretchy="false">)</mo>
        </mrow>
        <mo stretchy="false">+</mo>
        <mo stretchy="false">η</mo>
      </mrow>
      <mrow>
        <msup>
          <mi>x</mi>
          <mrow>
            <mo stretchy="false">α</mo>
          </mrow>
        </msup>
        <mo stretchy="false">⋅</mo>
        <msup>
          <mrow>
            <mo stretchy="false">(</mo>
            <mrow>
              <msup>
                <mo stretchy="false">δ</mo>
                <mrow>
                  <mo stretchy="false">α</mo>
                </mrow>
              </msup>
            </mrow>
            <mo stretchy="false">)</mo>
          </mrow>
          <mrow>
            <mi>T</mi>
          </mrow>
        </msup>
      </mrow>
      <mi>,</mi>
    </mrow>
    <annotation encoding="StarMath 5.0">W(t+%DELTA T) = W(t) + %eta x^{%alpha} cdot (%delta^{%alpha})^{T} ,</annotation>
  </semantics>
</math>
</file>

<file path=Object 17/content.xml><?xml version="1.0" encoding="utf-8"?>
<math xmlns="http://www.w3.org/1998/Math/MathML">
  <semantics>
    <mrow>
      <mrow>
        <mrow>
          <mn>0</mn>
          <mo stretchy="false">&lt;</mo>
          <mo stretchy="false">η</mo>
        </mrow>
        <mo stretchy="false">&lt;</mo>
        <mn>1</mn>
      </mrow>
    </mrow>
    <annotation encoding="StarMath 5.0">0 &lt; %eta &lt; 1 </annotation>
  </semantics>
</math>
</file>

<file path=Object 18/content.xml><?xml version="1.0" encoding="utf-8"?>
<math xmlns="http://www.w3.org/1998/Math/MathML">
  <semantics>
    <mrow>
      <mi>P</mi>
      <mrow>
        <mrow>
          <mrow>
            <mo stretchy="false">(</mo>
            <mrow>
              <mrow>
                <msub>
                  <mi>w</mi>
                  <mrow>
                    <mi>j</mi>
                  </mrow>
                </msub>
                <mo stretchy="false">∣</mo>
                <msub>
                  <mi>w</mi>
                  <mrow>
                    <mi>i</mi>
                  </mrow>
                </msub>
              </mrow>
            </mrow>
            <mo stretchy="false">)</mo>
          </mrow>
          <mo stretchy="false">=</mo>
          <mfrac>
            <mrow>
              <mi>P</mi>
              <mrow>
                <mo stretchy="false">(</mo>
                <mrow>
                  <msub>
                    <mi>w</mi>
                    <mrow>
                      <mi>i</mi>
                    </mrow>
                  </msub>
                  <mi>,</mi>
                  <msub>
                    <mi>w</mi>
                    <mrow>
                      <mi>j</mi>
                    </mrow>
                  </msub>
                </mrow>
                <mo stretchy="false">)</mo>
              </mrow>
            </mrow>
            <mrow>
              <mi>P</mi>
              <mrow>
                <mo stretchy="false">(</mo>
                <mrow>
                  <msub>
                    <mi>w</mi>
                    <mrow>
                      <mi>i</mi>
                    </mrow>
                  </msub>
                </mrow>
                <mo stretchy="false">)</mo>
              </mrow>
            </mrow>
          </mfrac>
        </mrow>
        <mo stretchy="false">=</mo>
        <mfrac>
          <mrow>
            <mi>C</mi>
            <mrow>
              <mo stretchy="false">(</mo>
              <mrow>
                <msub>
                  <mi>w</mi>
                  <mrow>
                    <mi>i</mi>
                  </mrow>
                </msub>
                <mi>,</mi>
                <msub>
                  <mi>w</mi>
                  <mrow>
                    <mi>j</mi>
                  </mrow>
                </msub>
              </mrow>
              <mo stretchy="false">)</mo>
            </mrow>
          </mrow>
          <mrow>
            <mi>C</mi>
            <mrow>
              <mo stretchy="false">(</mo>
              <mrow>
                <msub>
                  <mi>w</mi>
                  <mrow>
                    <mi>i</mi>
                  </mrow>
                </msub>
              </mrow>
              <mo stretchy="false">)</mo>
            </mrow>
          </mrow>
        </mfrac>
      </mrow>
    </mrow>
    <annotation encoding="StarMath 5.0">P(w_{j} divides w_{i}) = {P(w_{i}, w_{j})} over {P(w_{i})} = {C(w_{i}, w_{j})} over {C(w_{i})}</annotation>
  </semantics>
</math>
</file>

<file path=Object 19/content.xml><?xml version="1.0" encoding="utf-8"?>
<math xmlns="http://www.w3.org/1998/Math/MathML">
  <semantics>
    <mrow>
      <mi>P</mi>
      <mrow>
        <mrow>
          <mo stretchy="false">(</mo>
          <mrow>
            <msub>
              <mi>w</mi>
              <mrow>
                <mi>i</mi>
              </mrow>
            </msub>
            <mi>,</mi>
            <msub>
              <mi>w</mi>
              <mrow>
                <mi>j</mi>
              </mrow>
            </msub>
          </mrow>
          <mo stretchy="false">)</mo>
        </mrow>
        <mo stretchy="false">=</mo>
        <mfrac>
          <mrow>
            <mi>C</mi>
            <mrow>
              <mo stretchy="false">(</mo>
              <mrow>
                <msub>
                  <mi>w</mi>
                  <mrow>
                    <mi>i</mi>
                  </mrow>
                </msub>
                <mi>,</mi>
                <msub>
                  <mi>w</mi>
                  <mrow>
                    <mi>j</mi>
                  </mrow>
                </msub>
              </mrow>
              <mo stretchy="false">)</mo>
            </mrow>
          </mrow>
          <mrow>
            <mi>N</mi>
          </mrow>
        </mfrac>
      </mrow>
      <mi>,</mi>
    </mrow>
    <annotation encoding="StarMath 5.0">P(w_{i}, w_{j}) = {C(w_{i},w_{j})} over {N},</annotation>
  </semantics>
</math>
</file>

<file path=Object 2/content.xml><?xml version="1.0" encoding="utf-8"?>
<math xmlns="http://www.w3.org/1998/Math/MathML">
  <semantics>
    <mrow>
      <mrow>
        <mo stretchy="false">∣</mo>
        <mrow>
          <mrow>
            <msub>
              <mi>d</mi>
              <mrow>
                <mi>i</mi>
              </mrow>
            </msub>
            <mo stretchy="false">⊃</mo>
            <msub>
              <mi>t</mi>
              <mrow>
                <mi>i</mi>
              </mrow>
            </msub>
          </mrow>
        </mrow>
        <mo stretchy="false">∣</mo>
      </mrow>
    </mrow>
    <annotation encoding="StarMath 5.0">lline d_{i} supset t_{i} rline</annotation>
  </semantics>
</math>
</file>

<file path=Object 20/content.xml><?xml version="1.0" encoding="utf-8"?>
<math xmlns="http://www.w3.org/1998/Math/MathML">
  <semantics>
    <mrow>
      <mi>C</mi>
      <mrow>
        <mo stretchy="false">(</mo>
        <mrow>
          <msub>
            <mi>w</mi>
            <mrow>
              <mi>i</mi>
            </mrow>
          </msub>
          <mi>,</mi>
          <msub>
            <mi>w</mi>
            <mrow>
              <mi>j</mi>
            </mrow>
          </msub>
        </mrow>
        <mo stretchy="false">)</mo>
      </mrow>
    </mrow>
    <annotation encoding="StarMath 5.0">C(w_{i}, w_{j})</annotation>
  </semantics>
</math>
</file>

<file path=Object 21/content.xml><?xml version="1.0" encoding="utf-8"?>
<math xmlns="http://www.w3.org/1998/Math/MathML">
  <semantics>
    <mrow>
      <mrow>
        <mrow>
          <mn>0</mn>
          <mo stretchy="false">≤</mo>
          <mo stretchy="false">λ</mo>
        </mrow>
        <mo stretchy="false">≤</mo>
        <mn>1.</mn>
      </mrow>
    </mrow>
    <annotation encoding="StarMath 5.0">0 &lt;= %lambda &lt;=1.</annotation>
  </semantics>
</math>
</file>

<file path=Object 22/content.xml><?xml version="1.0" encoding="utf-8"?>
<math xmlns="http://www.w3.org/1998/Math/MathML">
  <semantics>
    <mrow>
      <mi>P</mi>
      <mrow>
        <mrow>
          <mo stretchy="false">(</mo>
          <mrow>
            <mrow>
              <msub>
                <mi>w</mi>
                <mrow>
                  <mi>j</mi>
                </mrow>
              </msub>
              <mo stretchy="false">∣</mo>
              <msub>
                <mi>w</mi>
                <mrow>
                  <mi>i</mi>
                </mrow>
              </msub>
            </mrow>
          </mrow>
          <mo stretchy="false">)</mo>
        </mrow>
        <mo stretchy="false">=</mo>
        <mfrac>
          <mrow>
            <mi>C</mi>
            <mrow>
              <mrow>
                <mo stretchy="false">(</mo>
                <mrow>
                  <msub>
                    <mi>w</mi>
                    <mrow>
                      <mi>i</mi>
                    </mrow>
                  </msub>
                  <mi>,</mi>
                  <msub>
                    <mi>w</mi>
                    <mrow>
                      <mi>j</mi>
                    </mrow>
                  </msub>
                </mrow>
                <mo stretchy="false">)</mo>
              </mrow>
              <mo stretchy="false">+</mo>
              <mo stretchy="false">α</mo>
            </mrow>
          </mrow>
          <mrow>
            <mi>C</mi>
            <mrow>
              <mrow>
                <mo stretchy="false">(</mo>
                <mrow>
                  <msub>
                    <mi>w</mi>
                    <mrow>
                      <mi>i</mi>
                    </mrow>
                  </msub>
                </mrow>
                <mo stretchy="false">)</mo>
              </mrow>
              <mo stretchy="false">+</mo>
              <mo stretchy="false">α</mo>
            </mrow>
            <mi>V</mi>
          </mrow>
        </mfrac>
      </mrow>
    </mrow>
    <annotation encoding="StarMath 5.0">P(w_{j} divides w_{i}) = {C(w_{i}, w_{j}) + %alpha} over {C(w_{i})+%alpha V}</annotation>
  </semantics>
</math>
</file>

<file path=Object 23/content.xml><?xml version="1.0" encoding="utf-8"?>
<math xmlns="http://www.w3.org/1998/Math/MathML">
  <semantics>
    <mrow>
      <mrow>
        <msup>
          <mi>X</mi>
          <mrow>
            <mi>l</mi>
          </mrow>
        </msup>
        <mo stretchy="false">=</mo>
        <mrow>
          <mo stretchy="false">(</mo>
          <mrow>
            <msubsup>
              <mi>x</mi>
              <mrow>
                <mn>1</mn>
              </mrow>
              <mrow>
                <mi>l</mi>
              </mrow>
            </msubsup>
            <mi>,</mi>
            <mn>...</mn>
            <mi>,</mi>
            <msubsup>
              <mi>x</mi>
              <mrow>
                <msub>
                  <mi>k</mi>
                  <mrow>
                    <mi>l</mi>
                  </mrow>
                </msub>
              </mrow>
              <mrow>
                <mi>l</mi>
              </mrow>
            </msubsup>
          </mrow>
          <mo stretchy="false">)</mo>
        </mrow>
      </mrow>
      <mi>,</mi>
    </mrow>
    <annotation encoding="StarMath 5.0">X^{l} = (x^{l}_{1},... ,x^{l}_{k_{l}}), </annotation>
  </semantics>
</math>
</file>

<file path=Object 24/content.xml><?xml version="1.0" encoding="utf-8"?>
<math xmlns="http://www.w3.org/1998/Math/MathML">
  <semantics>
    <mrow>
      <msub>
        <mi>k</mi>
        <mrow>
          <mi>l</mi>
        </mrow>
      </msub>
    </mrow>
    <annotation encoding="StarMath 5.0">k_{l}</annotation>
  </semantics>
</math>
</file>

<file path=Object 25/content.xml><?xml version="1.0" encoding="utf-8"?>
<math xmlns="http://www.w3.org/1998/Math/MathML">
  <semantics>
    <mrow>
      <msub>
        <mi>x</mi>
        <mrow>
          <mi>i</mi>
        </mrow>
      </msub>
    </mrow>
    <annotation encoding="StarMath 5.0">x_{i}</annotation>
  </semantics>
</math>
</file>

<file path=Object 26/content.xml><?xml version="1.0" encoding="utf-8"?>
<math xmlns="http://www.w3.org/1998/Math/MathML">
  <semantics>
    <mrow>
      <mrow>
        <mover accent="true">
          <mi>X</mi>
          <mo stretchy="false">̃</mo>
        </mover>
        <mo stretchy="false">=</mo>
        <mrow>
          <mo stretchy="false">(</mo>
          <mrow>
            <msub>
              <mi>x</mi>
              <mrow>
                <mn>1</mn>
              </mrow>
            </msub>
            <mi>,</mi>
            <mn>...</mn>
            <mi>,</mi>
            <msub>
              <mi>x</mi>
              <mrow>
                <mi>k</mi>
              </mrow>
            </msub>
          </mrow>
          <mo stretchy="false">)</mo>
        </mrow>
      </mrow>
      <mn>.</mn>
    </mrow>
    <annotation encoding="StarMath 5.0">tilde X = (x_{1}, ..., x_{k}).</annotation>
  </semantics>
</math>
</file>

<file path=Object 27/content.xml><?xml version="1.0" encoding="utf-8"?>
<math xmlns="http://www.w3.org/1998/Math/MathML">
  <semantics>
    <mrow>
      <mi>W</mi>
      <mrow>
        <mrow>
          <mo stretchy="false">(</mo>
          <mrow>
            <mover accent="true">
              <mi>X</mi>
              <mo stretchy="false">̃</mo>
            </mover>
          </mrow>
          <mo stretchy="false">)</mo>
        </mrow>
        <mo stretchy="false">=</mo>
        <munder>
          <mi mathvariant="italic">max</mi>
          <mrow>
            <mrow>
              <mi>l</mi>
              <mo stretchy="false">∈</mo>
              <mi>L</mi>
            </mrow>
          </mrow>
        </munder>
      </mrow>
      <mrow>
        <munderover>
          <mo stretchy="false">∑</mo>
          <mrow>
            <mrow>
              <mi>i</mi>
              <mo stretchy="false">=</mo>
              <mn>0</mn>
            </mrow>
          </mrow>
          <mrow>
            <msub>
              <mi>k</mi>
              <mrow>
                <mi>l</mi>
              </mrow>
            </msub>
          </mrow>
        </munderover>
        <msubsup>
          <mi>x</mi>
          <mrow>
            <mi>i</mi>
          </mrow>
          <mrow>
            <mi>l</mi>
          </mrow>
        </msubsup>
      </mrow>
      <msub>
        <mi>x</mi>
        <mrow>
          <mi>i</mi>
        </mrow>
      </msub>
      <mi>,</mi>
    </mrow>
    <annotation encoding="StarMath 5.0">W(tilde X) = max csub{l in L} sum from {i=0} to {k_{l}} x^{l}_{i}x_{i}, </annotation>
  </semantics>
</math>
</file>

<file path=Object 28/content.xml><?xml version="1.0" encoding="utf-8"?>
<math xmlns="http://www.w3.org/1998/Math/MathML">
  <semantics>
    <mrow>
      <msub>
        <mi>x</mi>
        <mrow>
          <mi>i</mi>
        </mrow>
      </msub>
    </mrow>
    <annotation encoding="StarMath 5.0">x_{i}</annotation>
  </semantics>
</math>
</file>

<file path=Object 29/content.xml><?xml version="1.0" encoding="utf-8"?>
<math xmlns="http://www.w3.org/1998/Math/MathML">
  <semantics>
    <mrow>
      <msub>
        <mi>x</mi>
        <mrow>
          <mi>i</mi>
        </mrow>
      </msub>
    </mrow>
    <annotation encoding="StarMath 5.0">x_{i}</annotation>
  </semantics>
</math>
</file>

<file path=Object 3/content.xml><?xml version="1.0" encoding="utf-8"?>
<math xmlns="http://www.w3.org/1998/Math/MathML">
  <semantics>
    <mrow>
      <mi>y</mi>
      <mi mathvariant="normal">:</mi>
      <mi>X</mi>
      <mo stretchy="false">→</mo>
      <mi mathvariant="italic">Y.</mi>
    </mrow>
    <annotation encoding="StarMath 5.0">y: X rightarrow Y.</annotation>
  </semantics>
</math>
</file>

<file path=Object 30/content.xml><?xml version="1.0" encoding="utf-8"?>
<math xmlns="http://www.w3.org/1998/Math/MathML">
  <semantics>
    <mrow>
      <mrow>
        <mrow>
          <mrow>
            <mo stretchy="false">−</mo>
            <mn>1</mn>
          </mrow>
          <mo stretchy="false">&lt;</mo>
          <mrow>
            <mrow>
              <mo stretchy="false">〈</mo>
              <mrow>
                <mi>w</mi>
                <mi>,</mi>
                <mi>x</mi>
              </mrow>
              <mo stretchy="false">〉</mo>
            </mrow>
            <mo stretchy="false">−</mo>
            <msub>
              <mi>w</mi>
              <mrow>
                <mn>0</mn>
              </mrow>
            </msub>
          </mrow>
        </mrow>
        <mo stretchy="false">&lt;</mo>
        <mn>1,</mn>
      </mrow>
    </mrow>
    <annotation encoding="StarMath 5.0">-1 &lt; langle w, x rangle - w_{0} &lt; 1,</annotation>
  </semantics>
</math>
</file>

<file path=Object 31/content.xml><?xml version="1.0" encoding="utf-8"?>
<math xmlns="http://www.w3.org/1998/Math/MathML">
  <semantics>
    <mrow>
      <mrow>
        <mi>w</mi>
        <mo stretchy="false">∈</mo>
        <msup>
          <mi>R</mi>
          <mrow>
            <mi>n</mi>
          </mrow>
        </msup>
      </mrow>
    </mrow>
    <annotation encoding="StarMath 5.0">w in R^{n}</annotation>
  </semantics>
</math>
</file>

<file path=Object 32/content.xml><?xml version="1.0" encoding="utf-8"?>
<math xmlns="http://www.w3.org/1998/Math/MathML">
  <semantics>
    <mrow>
      <mrow>
        <msub>
          <mi>w</mi>
          <mrow>
            <mn>0</mn>
          </mrow>
        </msub>
        <mo stretchy="false">∈</mo>
        <mi>R</mi>
      </mrow>
    </mrow>
    <annotation encoding="StarMath 5.0">w_{0} in R</annotation>
  </semantics>
</math>
</file>

<file path=Object 33/content.xml><?xml version="1.0" encoding="utf-8"?>
<math xmlns="http://www.w3.org/1998/Math/MathML">
  <semantics>
    <mrow>
      <mrow>
        <mrow>
          <mrow>
            <mfenced open="〈" close="〉">
              <mrow>
                <mrow>
                  <mo stretchy="false">(</mo>
                  <mrow>
                    <msub>
                      <mi>x</mi>
                      <mrow>
                        <mrow>
                          <mo stretchy="false">+</mo>
                          <mi/>
                        </mrow>
                      </mrow>
                    </msub>
                    <mi>,</mi>
                    <msub>
                      <mi>x</mi>
                      <mrow>
                        <mrow>
                          <mo stretchy="false">−</mo>
                          <mi/>
                        </mrow>
                      </mrow>
                    </msub>
                  </mrow>
                  <mo stretchy="false">)</mo>
                </mrow>
                <mi>,</mi>
                <mfrac>
                  <mrow>
                    <mi>w</mi>
                  </mrow>
                  <mrow>
                    <mrow>
                      <mo stretchy="false">∥</mo>
                      <mrow>
                        <mi>w</mi>
                      </mrow>
                      <mo stretchy="false">∥</mo>
                    </mrow>
                  </mrow>
                </mfrac>
              </mrow>
            </mfenced>
            <mo stretchy="false">=</mo>
            <mfrac>
              <mrow>
                <mrow>
                  <mrow>
                    <mo stretchy="false">〈</mo>
                    <mrow>
                      <mrow>
                        <mi>w</mi>
                        <mi>,</mi>
                        <msub>
                          <mi>x</mi>
                          <mrow>
                            <mrow>
                              <mo stretchy="false">+</mo>
                              <mi/>
                            </mrow>
                          </mrow>
                        </msub>
                      </mrow>
                    </mrow>
                    <mo stretchy="false">〉</mo>
                  </mrow>
                  <mo stretchy="false">−</mo>
                  <mrow>
                    <mo stretchy="false">〈</mo>
                    <mrow>
                      <mrow>
                        <mi>w</mi>
                        <mi>,</mi>
                        <msub>
                          <mi>x</mi>
                          <mrow>
                            <mrow>
                              <mo stretchy="false">−</mo>
                              <mi/>
                            </mrow>
                          </mrow>
                        </msub>
                      </mrow>
                    </mrow>
                    <mo stretchy="false">〉</mo>
                  </mrow>
                </mrow>
              </mrow>
              <mrow>
                <mo stretchy="false">∥</mo>
                <mrow>
                  <mi>w</mi>
                </mrow>
                <mo stretchy="false">∥</mo>
              </mrow>
            </mfrac>
          </mrow>
          <mo stretchy="false">=</mo>
          <mfrac>
            <mrow>
              <mrow>
                <mrow>
                  <mo stretchy="false">(</mo>
                  <mrow>
                    <mrow>
                      <msub>
                        <mi>w</mi>
                        <mrow>
                          <mn>0</mn>
                        </mrow>
                      </msub>
                      <mo stretchy="false">+</mo>
                      <mn>1</mn>
                    </mrow>
                  </mrow>
                  <mo stretchy="false">)</mo>
                </mrow>
                <mo stretchy="false">−</mo>
                <mrow>
                  <mo stretchy="false">(</mo>
                  <mrow>
                    <mrow>
                      <msub>
                        <mi>w</mi>
                        <mrow>
                          <mn>0</mn>
                        </mrow>
                      </msub>
                      <mo stretchy="false">−</mo>
                      <mn>1</mn>
                    </mrow>
                  </mrow>
                  <mo stretchy="false">)</mo>
                </mrow>
              </mrow>
            </mrow>
            <mrow>
              <mo stretchy="false">∥</mo>
              <mrow>
                <mi>w</mi>
              </mrow>
              <mo stretchy="false">∥</mo>
            </mrow>
          </mfrac>
        </mrow>
        <mo stretchy="false">=</mo>
        <mfrac>
          <mn>2</mn>
          <mrow>
            <mo stretchy="false">∥</mo>
            <mrow>
              <mi>w</mi>
            </mrow>
            <mo stretchy="false">∥</mo>
          </mrow>
        </mfrac>
      </mrow>
    </mrow>
    <annotation encoding="StarMath 5.0">left langle (x_{+`}, x_{-`}), {w} over {ldline w rdline} right rangle = {langle {w, x_{+`}} rangle - langle {w, x_{-`}} rangle} over ldline w rdline = {(w_{0}+1) - (w_{0}-1)}  over ldline w rdline = 2 over ldline w rdline</annotation>
  </semantics>
</math>
</file>

<file path=Object 34/content.xml><?xml version="1.0" encoding="utf-8"?>
<math xmlns="http://www.w3.org/1998/Math/MathML">
  <semantics>
    <mrow>
      <msub>
        <mi>x</mi>
        <mrow>
          <mrow>
            <mo stretchy="false">−</mo>
            <mi/>
          </mrow>
        </mrow>
      </msub>
      <mi>,</mi>
      <mrow>
        <msub>
          <mi>x</mi>
          <mrow>
            <mrow>
              <mo stretchy="false">+</mo>
              <mi/>
            </mrow>
          </mrow>
        </msub>
        <mo stretchy="false">−</mo>
        <mi/>
      </mrow>
    </mrow>
    <annotation encoding="StarMath 5.0">x_{-`}, x_{+`} - `</annotation>
  </semantics>
</math>
</file>

<file path=Object 35/content.xml><?xml version="1.0" encoding="utf-8"?>
<math xmlns="http://www.w3.org/1998/Math/MathML">
  <semantics>
    <mrow>
      <mrow>
        <msub>
          <mo stretchy="false">ξ</mo>
          <mrow>
            <mi>i</mi>
          </mrow>
        </msub>
        <mo stretchy="false">≥</mo>
        <mn>0,</mn>
      </mrow>
    </mrow>
    <annotation encoding="StarMath 5.0">%xi_{i} &gt;= 0,</annotation>
  </semantics>
</math>
</file>

<file path=Object 36/content.xml><?xml version="1.0" encoding="utf-8"?>
<math xmlns="http://www.w3.org/1998/Math/MathML">
  <semantics>
    <mrow>
      <mfrac>
        <mn>1</mn>
        <mn>2</mn>
      </mfrac>
      <mrow>
        <mrow>
          <mo stretchy="false">〈</mo>
          <mrow>
            <mi>w</mi>
            <mi>,</mi>
            <mi>w</mi>
          </mrow>
          <mo stretchy="false">〉</mo>
        </mrow>
        <mo stretchy="false">+</mo>
        <mi>C</mi>
      </mrow>
      <mrow>
        <mrow>
          <munderover>
            <mo stretchy="false">∑</mo>
            <mrow>
              <mrow>
                <mi>i</mi>
                <mo stretchy="false">=</mo>
                <mn>1</mn>
              </mrow>
            </mrow>
            <mi>l</mi>
          </munderover>
          <msub>
            <mo stretchy="false">ξ</mo>
            <mrow>
              <mi>i</mi>
            </mrow>
          </msub>
        </mrow>
        <mo stretchy="false">→</mo>
        <munder>
          <mi mathvariant="italic">min</mi>
          <mrow>
            <mi>w</mi>
            <mi>,</mi>
            <msub>
              <mi>w</mi>
              <mrow>
                <mn>0</mn>
              </mrow>
            </msub>
            <mi>,</mi>
            <mo stretchy="false">ξ</mo>
          </mrow>
        </munder>
      </mrow>
    </mrow>
    <annotation encoding="StarMath 5.0">1 over 2 langle w, w rangle + C sum from {i=1} to l %xi_{i} toward min csub{ w, w_{0},%xi}</annotation>
  </semantics>
</math>
</file>

<file path=Object 37/content.xml><?xml version="1.0" encoding="utf-8"?>
<math xmlns="http://www.w3.org/1998/Math/MathML">
  <semantics>
    <mrow>
      <mo stretchy="false">ψ</mo>
      <mi mathvariant="normal">:</mi>
      <mrow>
        <mi>X</mi>
        <mo stretchy="false">→</mo>
        <mi>H</mi>
      </mrow>
    </mrow>
    <annotation encoding="StarMath 5.0">%psi: X toward H</annotation>
  </semantics>
</math>
</file>

<file path=Object 38/content.xml><?xml version="1.0" encoding="utf-8"?>
<math xmlns="http://www.w3.org/1998/Math/MathML">
  <semantics>
    <mrow>
      <mo stretchy="false">ψ</mo>
      <mrow>
        <mo stretchy="false">(</mo>
        <mrow>
          <msub>
            <mi>x</mi>
            <mrow>
              <mi>i</mi>
            </mrow>
          </msub>
        </mrow>
        <mo stretchy="false">)</mo>
      </mrow>
      <mn>.</mn>
    </mrow>
    <annotation encoding="StarMath 5.0">%psi(x_{i}).</annotation>
  </semantics>
</math>
</file>

<file path=Object 39/content.xml><?xml version="1.0" encoding="utf-8"?>
<math xmlns="http://www.w3.org/1998/Math/MathML">
  <semantics>
    <mrow>
      <msub>
        <mi>x</mi>
        <mrow>
          <mi>i</mi>
        </mrow>
      </msub>
      <mi>,</mi>
    </mrow>
    <annotation encoding="StarMath 5.0">x_{i},</annotation>
  </semantics>
</math>
</file>

<file path=Object 4/content.xml><?xml version="1.0" encoding="utf-8"?>
<math xmlns="http://www.w3.org/1998/Math/MathML">
  <semantics>
    <mrow>
      <msup>
        <mi>X</mi>
        <mrow>
          <mi>l</mi>
        </mrow>
      </msup>
      <mi>,</mi>
    </mrow>
    <annotation encoding="StarMath 5.0">X^{l},</annotation>
  </semantics>
</math>
</file>

<file path=Object 40/content.xml><?xml version="1.0" encoding="utf-8"?>
<math xmlns="http://www.w3.org/1998/Math/MathML">
  <semantics>
    <mrow>
      <mrow>
        <mo stretchy="false">〈</mo>
        <mrow>
          <mo stretchy="false">ψ</mo>
          <mrow>
            <mo stretchy="false">(</mo>
            <mrow>
              <mi>x</mi>
            </mrow>
            <mo stretchy="false">)</mo>
          </mrow>
          <mi>,</mi>
          <mo stretchy="false">ψ</mo>
          <mrow>
            <mo stretchy="false">(</mo>
            <mrow>
              <mi>x</mi>
              <mi>'</mi>
            </mrow>
            <mo stretchy="false">)</mo>
          </mrow>
        </mrow>
        <mo stretchy="false">〉</mo>
      </mrow>
      <mn>.</mn>
    </mrow>
    <annotation encoding="StarMath 5.0">langle %psi(x), %psi(x') rangle .</annotation>
  </semantics>
</math>
</file>

<file path=Object 41/content.xml><?xml version="1.0" encoding="utf-8"?>
<math xmlns="http://www.w3.org/1998/Math/MathML">
  <semantics>
    <mrow>
      <mi>K</mi>
      <mi mathvariant="normal">:</mi>
      <mrow>
        <mrow>
          <mi>X</mi>
          <mo stretchy="false">×</mo>
          <mi>X</mi>
        </mrow>
        <mo stretchy="false">→</mo>
        <mi>R</mi>
      </mrow>
    </mrow>
    <annotation encoding="StarMath 5.0">K: X times  X toward R</annotation>
  </semantics>
</math>
</file>

<file path=Object 42/content.xml><?xml version="1.0" encoding="utf-8"?>
<math xmlns="http://www.w3.org/1998/Math/MathML">
  <semantics>
    <mrow>
      <mi>K</mi>
      <mrow>
        <mrow>
          <mo stretchy="false">(</mo>
          <mrow>
            <mi>x</mi>
            <mi>,</mi>
            <mi>x</mi>
            <mi>'</mi>
          </mrow>
          <mo stretchy="false">)</mo>
        </mrow>
        <mo stretchy="false">=</mo>
        <mrow>
          <mo stretchy="false">〈</mo>
          <mrow>
            <mo stretchy="false">ψ</mo>
            <mrow>
              <mo stretchy="false">(</mo>
              <mrow>
                <mi>x</mi>
              </mrow>
              <mo stretchy="false">)</mo>
            </mrow>
            <mi>,</mi>
            <mo stretchy="false">ψ</mo>
            <mrow>
              <mo stretchy="false">(</mo>
              <mrow>
                <mi>x</mi>
                <mi>'</mi>
              </mrow>
              <mo stretchy="false">)</mo>
            </mrow>
          </mrow>
          <mo stretchy="false">〉</mo>
        </mrow>
      </mrow>
    </mrow>
    <annotation encoding="StarMath 5.0">K(x, x') = langle %psi(x), %psi(x') rangle </annotation>
  </semantics>
</math>
</file>

<file path=Object 43/content.xml><?xml version="1.0" encoding="utf-8"?>
<math xmlns="http://www.w3.org/1998/Math/MathML">
  <semantics>
    <mrow>
      <mo stretchy="false">ψ</mo>
      <mi mathvariant="normal">:</mi>
      <mrow>
        <mi>X</mi>
        <mo stretchy="false">→</mo>
        <mi>H</mi>
      </mrow>
      <mi>,</mi>
    </mrow>
    <annotation encoding="StarMath 5.0">%psi: X toward H,</annotation>
  </semantics>
</math>
</file>

<file path=Object 44/content.xml><?xml version="1.0" encoding="utf-8"?>
<math xmlns="http://www.w3.org/1998/Math/MathML">
  <semantics>
    <mrow>
      <mi>K</mi>
      <mrow>
        <mo stretchy="false">(</mo>
        <mrow>
          <mi>x</mi>
          <mi>,</mi>
          <mi>x</mi>
          <mi>'</mi>
        </mrow>
        <mo stretchy="false">)</mo>
      </mrow>
    </mrow>
    <annotation encoding="StarMath 5.0">K(x, x')</annotation>
  </semantics>
</math>
</file>

<file path=Object 45/content.xml><?xml version="1.0" encoding="utf-8"?>
<math xmlns="http://www.w3.org/1998/Math/MathML">
  <semantics>
    <mrow>
      <mi>K</mi>
      <mrow>
        <mrow>
          <mo stretchy="false">(</mo>
          <mrow>
            <mi>x</mi>
            <mi>,</mi>
            <mi>x</mi>
            <mi>'</mi>
          </mrow>
          <mo stretchy="false">)</mo>
        </mrow>
        <mo stretchy="false">=</mo>
        <mi>K</mi>
      </mrow>
      <mrow>
        <mo stretchy="false">(</mo>
        <mrow>
          <mi>x</mi>
          <mi>'</mi>
          <mi>,</mi>
          <mi>x</mi>
        </mrow>
        <mo stretchy="false">)</mo>
      </mrow>
      <mi>,</mi>
    </mrow>
    <annotation encoding="StarMath 5.0">K(x, x') = K(x', x),</annotation>
  </semantics>
</math>
</file>

<file path=Object 46/content.xml><?xml version="1.0" encoding="utf-8"?>
<math xmlns="http://www.w3.org/1998/Math/MathML">
  <semantics>
    <mrow>
      <mi>g</mi>
      <mi mathvariant="normal">:</mi>
      <mrow>
        <mi>X</mi>
        <mo stretchy="false">→</mo>
        <mi mathvariant="italic">R.</mi>
      </mrow>
    </mrow>
    <annotation encoding="StarMath 5.0">g: X toward R.</annotation>
  </semantics>
</math>
</file>

<file path=Object 47/content.xml><?xml version="1.0" encoding="utf-8"?>
<math xmlns="http://www.w3.org/1998/Math/MathML">
  <semantics>
    <mrow>
      <mrow>
        <munder>
          <mo stretchy="false">∬</mo>
          <mrow>
            <mi>X</mi>
            <mi>X</mi>
          </mrow>
        </munder>
        <mi>K</mi>
      </mrow>
      <mrow>
        <mo stretchy="false">(</mo>
        <mrow>
          <mi>x</mi>
          <mi>,</mi>
          <mi>x</mi>
          <mi>'</mi>
        </mrow>
        <mo stretchy="false">)</mo>
      </mrow>
      <mi>g</mi>
      <mrow>
        <mo stretchy="false">(</mo>
        <mrow>
          <mi>x</mi>
        </mrow>
        <mo stretchy="false">)</mo>
      </mrow>
      <mi>g</mi>
      <mrow>
        <mo stretchy="false">(</mo>
        <mrow>
          <mi>x</mi>
          <mi>'</mi>
        </mrow>
        <mo stretchy="false">)</mo>
      </mrow>
      <mi mathvariant="italic">dxdx</mi>
      <mrow>
        <mi>'</mi>
        <mo stretchy="false">≥</mo>
        <mn>0</mn>
      </mrow>
    </mrow>
    <annotation encoding="StarMath 5.0">iint from {X X} K(x, x')g(x)g(x')dxdx' &gt;=0</annotation>
  </semantics>
</math>
</file>

<file path=Object 5/content.xml><?xml version="1.0" encoding="utf-8"?>
<math xmlns="http://www.w3.org/1998/Math/MathML">
  <semantics>
    <mrow>
      <mi>a</mi>
      <mi mathvariant="normal">:</mi>
      <mi>X</mi>
      <mo stretchy="false">→</mo>
      <mi>Y</mi>
      <mi>,</mi>
    </mrow>
    <annotation encoding="StarMath 5.0">a: X rightarrow Y,</annotation>
  </semantics>
</math>
</file>

<file path=Object 6/content.xml><?xml version="1.0" encoding="utf-8"?>
<math xmlns="http://www.w3.org/1998/Math/MathML">
  <semantics>
    <mrow>
      <mrow>
        <mi>x</mi>
        <mo stretchy="false">∈</mo>
        <mi mathvariant="italic">X.</mi>
      </mrow>
    </mrow>
    <annotation encoding="StarMath 5.0">x in X.</annotation>
  </semantics>
</math>
</file>

<file path=Object 7/content.xml><?xml version="1.0" encoding="utf-8"?>
<math xmlns="http://www.w3.org/1998/Math/MathML">
  <semantics>
    <mrow>
      <msub>
        <mi>t</mi>
        <mrow>
          <mi>i</mi>
        </mrow>
      </msub>
      <mn>.</mn>
    </mrow>
    <annotation encoding="StarMath 5.0">t_{i}.</annotation>
  </semantics>
</math>
</file>

<file path=Object 8/content.xml><?xml version="1.0" encoding="utf-8"?>
<math xmlns="http://www.w3.org/1998/Math/MathML">
  <semantics>
    <mrow>
      <mrow>
        <mo stretchy="false">ψ</mo>
        <mo stretchy="false">=</mo>
        <mrow>
          <mo stretchy="false">[</mo>
          <mrow>
            <mrow>
              <munderover>
                <mo stretchy="false">∑</mo>
                <mrow>
                  <mrow>
                    <mi>i</mi>
                    <mo stretchy="false">=</mo>
                    <mn>1</mn>
                  </mrow>
                </mrow>
                <mrow>
                  <mi>m</mi>
                </mrow>
              </munderover>
              <msub>
                <mo stretchy="false">ω</mo>
                <mrow>
                  <mi>i</mi>
                </mrow>
              </msub>
            </mrow>
            <mrow>
              <msub>
                <mi>x</mi>
                <mrow>
                  <mi>i</mi>
                </mrow>
              </msub>
              <mo stretchy="false">&gt;</mo>
              <mo stretchy="false">θ</mo>
            </mrow>
          </mrow>
          <mo stretchy="false">]</mo>
        </mrow>
      </mrow>
      <mi>,</mi>
    </mrow>
    <annotation encoding="StarMath 5.0">%psi= [sum from{i=1} to{m} %omega_{i}x_{i} &gt; %theta ],</annotation>
  </semantics>
</math>
</file>

<file path=Object 9/content.xml><?xml version="1.0" encoding="utf-8"?>
<math xmlns="http://www.w3.org/1998/Math/MathML">
  <semantics>
    <mrow>
      <msub>
        <mo stretchy="false">ω</mo>
        <mrow>
          <mi>i</mi>
        </mrow>
      </msub>
    </mrow>
    <annotation encoding="StarMath 5.0">%omega_{i}</annotation>
  </semantics>
</math>
</file>